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19.052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opacity="100%" draw:textarea-horizontal-align="justify" draw:textarea-vertical-align="middle" draw:auto-grow-height="false" fo:min-height="5.465cm" fo:min-width="10.295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06cm" draw:marker-start="Arrowheads_20_1" draw:marker-start-width="0.458cm" draw:marker-end-width="0.358cm" draw:textarea-horizontal-align="center" draw:textarea-vertical-align="middle" fo:padding-top="0.177cm" fo:padding-bottom="0.177cm" fo:padding-left="0.302cm" fo:padding-right="0.302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15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8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12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166cm" fo:min-width="2.041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731cm" fo:min-width="2.675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6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8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1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718cm" fo:min-width="2.675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11cm" loext:decorative="false"/>
      <style:paragraph-properties style:writing-mode="lr-tb"/>
    </style:style>
    <style:style style:name="gr21" style:family="graphic" style:parent-style-name="objectwithoutfill">
      <style:graphic-properties svg:stroke-width="0.106cm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71cm" loext:decorative="false"/>
      <style:paragraph-properties style:writing-mode="lr-tb"/>
    </style:style>
    <style:style style:name="gr23" style:family="graphic" style:parent-style-name="standard">
      <style:graphic-properties draw:stroke="dash" draw:stroke-dash="Dash_20__28_Rounded_29_" svg:stroke-width="0.159cm" draw:marker-start-width="0.438cm" draw:marker-end-width="0.438cm" svg:stroke-opacity="100%" svg:stroke-linecap="round" draw:fill="none" loext:fill-use-slide-background="false" draw:textarea-horizontal-align="justify" draw:textarea-vertical-align="middle" draw:auto-grow-height="false" fo:min-height="1.655cm" fo:min-width="2.04cm" fo:padding-top="0.204cm" fo:padding-bottom="0.204cm" fo:padding-left="0.329cm" fo:padding-right="0.329cm" loext:decorative="false"/>
    </style:style>
    <style:style style:name="gr24" style:family="graphic" style:parent-style-name="standard">
      <style:graphic-properties draw:textarea-horizontal-align="justify" draw:textarea-vertical-align="middle" draw:auto-grow-height="false" fo:min-height="0.623cm" fo:min-width="2.041cm" style:writing-mode="lr-tb" loext:decorative="false"/>
      <style:paragraph-properties style:writing-mode="lr-tb"/>
    </style:style>
    <style:style style:name="gr25" style:family="graphic" style:parent-style-name="standard">
      <style:graphic-properties draw:stroke="dash" draw:stroke-dash="Dash_20__28_Rounded_29_" svg:stroke-width="0.159cm" draw:marker-start-width="0.438cm" draw:marker-end-width="0.438cm" svg:stroke-opacity="100%" svg:stroke-linecap="round" draw:fill="none" loext:fill-use-slide-background="false" draw:textarea-horizontal-align="justify" draw:textarea-vertical-align="middle" draw:auto-grow-height="false" fo:min-height="1.497cm" fo:min-width="1.882cm" fo:padding-top="0.204cm" fo:padding-bottom="0.204cm" fo:padding-left="0.329cm" fo:padding-right="0.329cm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06cm" fo:min-width="2.041cm" style:writing-mode="lr-tb" loext:decorative="fals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057cm" fo:min-width="2.041cm" style:writing-mode="lr-tb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459cm" fo:min-width="2.041cm" style:writing-mode="lr-tb" loext:decorative="false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474cm" fo:min-width="2.041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63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81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6.35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subtitle">
      <style:graphic-properties draw:fill-color="#ffffff" fo:min-height="3.294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  <style:text-properties fo:font-weight="bold" style:font-weight-asian="bold" style:font-weight-complex="bold"/>
    </style:style>
    <style:style style:name="P2" style:family="paragraph">
      <loext:graphic-properties draw:fill="solid"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weight="bold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8" style:family="paragraph">
      <loext:graphic-properties draw:opacity="100%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tyle="italic" style:font-style-asian="italic" style:font-style-complex="italic"/>
    </style:style>
    <style:style style:name="P11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color="#000000" loext:opacity="100%" fo:font-weight="bold" style:font-weight-asian="bold" style:font-weight-complex="bold"/>
    </style:style>
    <style:style style:name="P14" style:family="paragraph">
      <style:paragraph-properties fo:text-align="center" style:writing-mode="lr-tb"/>
      <style:text-properties fo:color="#ffffff" loext:opacity="100%" fo:font-style="italic" fo:font-weight="bold" style:font-style-asian="italic" style:font-weight-asian="bold" style:font-style-complex="italic" style:font-weight-complex="bold"/>
    </style:style>
    <style:style style:name="P15" style:family="paragraph">
      <loext:graphic-properties draw:fill="none" draw:fill-color="#ffffff"/>
      <style:text-properties fo:color="#ffffff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>
      <loext:graphic-properties draw:fill="none" draw:fill-color="#ffffff"/>
      <style:text-properties fo:color="#000000" loext:opacity="100%" fo:font-style="italic" style:font-style-asian="italic" style:font-style-complex="italic"/>
    </style:style>
    <style:style style:name="P17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20" style:family="paragraph">
      <loext:graphic-properties draw:fill="none" draw:fill-color="#ffffff"/>
      <style:text-properties fo:color="#000000" loext:opacity="100%" fo:font-size="18pt" fo:font-style="italic" style:font-style-asian="italic" style:font-style-complex="italic"/>
    </style:style>
    <style:style style:name="P21" style:family="paragraph">
      <style:paragraph-properties fo:text-align="center"/>
      <style:text-properties fo:color="#ffffff" loext:opacity="100%" fo:font-size="18pt" fo:font-weight="bold" style:font-weight-asian="bold" style:font-weight-complex="bold"/>
    </style:style>
    <style:style style:name="P22" style:family="paragraph">
      <style:paragraph-properties fo:text-align="center" style:writing-mode="lr-tb"/>
      <style:text-properties fo:color="#ffffff" loext:opacity="100%" fo:font-size="18pt" fo:font-weight="bold" style:font-weight-asian="bold" style:font-weight-complex="bold"/>
    </style:style>
    <style:style style:name="P23" style:family="paragraph">
      <loext:graphic-properties draw:fill="none" draw:fill-color="#ffffff"/>
      <style:text-properties fo:font-style="normal" fo:font-weight="bold" style:font-style-asian="normal" style:font-weight-asian="bold" style:font-style-complex="normal" style:font-weight-complex="bold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text-properties fo:font-size="18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margin-left="0cm" fo:margin-right="0cm" fo:margin-top="0.5cm" fo:margin-bottom="0cm" fo:text-indent="0cm"/>
    </style:style>
    <style:style style:name="P28" style:family="paragraph">
      <style:paragraph-properties fo:margin-left="0cm" fo:margin-right="0cm" fo:margin-top="0.4cm" fo:margin-bottom="0cm" fo:text-indent="0cm"/>
    </style:style>
    <style:style style:name="P29" style:family="paragraph">
      <style:paragraph-properties fo:margin-left="0cm" fo:margin-right="0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weight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ffffff" loext:opacity="100%" fo:font-weight="bold" style:font-weight-asian="bold" style:font-weight-complex="bold"/>
    </style:style>
    <style:style style:name="T8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size="18pt" fo:font-style="italic" style:text-underline-style="solid" style:text-underline-width="auto" style:text-underline-color="font-color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color="#000000" loext:opacity="100%" fo:font-weight="bold" style:font-weight-asian="bold" style:font-weight-complex="bold"/>
    </style:style>
    <style:style style:name="T15" style:family="text">
      <style:text-properties fo:color="#ffffff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6" style:family="text">
      <style:text-properties fo:color="#000000" loext:opacity="100%" fo:font-style="italic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000000" loext:opacity="100%" fo:font-size="18pt" fo:font-style="italic" style:font-style-asian="italic" style:font-style-complex="italic"/>
    </style:style>
    <style:style style:name="T20" style:family="text">
      <style:text-properties fo:color="#ffffff" loext:opacity="100%" fo:font-size="18pt" fo:font-weight="bold" style:font-weight-asian="bold" style:font-weight-complex="bold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ize="18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6.35cm" svg:x="1.4cm" svg:y="3.175cm" presentation:class="subtitle" presentation:user-transformed="true">
          <draw:text-box>
            <text:p><text:span text:style-name="T1">Anwaar Ali*</text:span></text:p>
            <text:p><text:span text:style-name="T1"/></text:p>
            <text:p><text:span text:style-name="T2">Lecture for the position of </text:span><text:span text:style-name="T2">teaching fellow at ITU, </text:span><text:span text:style-name="T2">Lahore</text:span></text:p>
          </draw:text-box>
        </draw:frame>
        <draw:frame draw:style-name="gr1" draw:text-style-name="P2" draw:layer="layout" svg:width="19.552cm" svg:height="0.962cm" svg:x="8.26cm" svg:y="14.639cm">
          <draw:text-box>
            <text:p><text:span text:style-name="T1">*PhD candidate at University of </text:span><text:span text:style-name="T1">Cambridge, UK. Awaiting resul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4" draw:layer="layout" svg:width="25.199cm" svg:height="2.629cm" svg:x="1.27cm" svg:y="6.261cm" presentation:class="title" presentation:user-transformed="true">
          <draw:text-box>
            <text:p><text:span text:style-name="T3">Stack</text:span></text:p>
          </draw:text-box>
        </draw:frame>
        <draw:frame presentation:style-name="pr4" draw:text-style-name="P5" draw:layer="layout" svg:width="25.199cm" svg:height="3.294cm" svg:x="1.4cm" svg:y="9.525cm" presentation:class="subtitle" presentation:user-transformed="true">
          <draw:text-box>
            <text:p>Abstract data type (ADT)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 text:style-name="P6">Stack ADT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 text:style-name="P6">Stack AD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erequisite: </text:p>
                <text:list>
                  <text:list-item>
                    <text:p>Linked list ADT and 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 text:style-name="P6">Stack ADT – An introduction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 text:style-name="P6">Stack ADT – An introduc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 <text:span text:style-name="T4">last-in first-out </text:span><text:span text:style-name="T5">(LIFO) AD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6">Fundamental </text:span><text:span text:style-name="T6">operations</text:span>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6">Fundamental </text:span><text:span text:style-name="T6">operations</text:span>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custom-shape draw:style-name="gr3" draw:text-style-name="P8" draw:layer="layout" svg:width="10.795cm" svg:height="5.715cm" svg:x="8.89cm" svg:y="5.08cm">
          <text:p text:style-name="P7"><text:span text:style-name="T7">Stack 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6">Fundamental </text:span><text:span text:style-name="T6">operations</text:span>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custom-shape draw:style-name="gr3" draw:text-style-name="P8" draw:layer="layout" svg:width="10.795cm" svg:height="5.715cm" svg:x="8.89cm" svg:y="5.08cm">
          <text:p text:style-name="P7"><text:span text:style-name="T7">Stack S</text:span></text:p>
          <draw:enhanced-geometry svg:viewBox="0 0 21600 21600" draw:type="rectangle" draw:enhanced-path="M 0 0 L 21600 0 21600 21600 0 21600 0 0 Z N"/>
        </draw:custom-shape>
        <draw:line draw:style-name="gr4" draw:text-style-name="P9" draw:layer="layout" svg:x1="19.685cm" svg:y1="8.255cm" svg:x2="26.035cm" svg:y2="8.255cm">
          <text:p/>
        </draw:lin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6">Fundamental </text:span><text:span text:style-name="T6">operations</text:span>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custom-shape draw:style-name="gr3" draw:text-style-name="P8" draw:layer="layout" svg:width="10.795cm" svg:height="5.715cm" svg:x="8.89cm" svg:y="5.08cm">
          <text:p text:style-name="P7"><text:span text:style-name="T7">Stack S</text:span></text:p>
          <draw:enhanced-geometry svg:viewBox="0 0 21600 21600" draw:type="rectangle" draw:enhanced-path="M 0 0 L 21600 0 21600 21600 0 21600 0 0 Z N"/>
        </draw:custom-shape>
        <draw:line draw:style-name="gr4" draw:text-style-name="P9" draw:layer="layout" svg:x1="19.685cm" svg:y1="8.255cm" svg:x2="26.035cm" svg:y2="8.255cm">
          <text:p/>
        </draw:line>
        <draw:frame draw:style-name="gr5" draw:text-style-name="P10" draw:layer="layout" svg:width="3.571cm" svg:height="0.962cm" svg:x="21.201cm" svg:y="6.749cm">
          <draw:text-box>
            <text:p><text:span text:style-name="T4">Push(X, S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6">Fundamental </text:span><text:span text:style-name="T6">operations</text:span>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custom-shape draw:style-name="gr3" draw:text-style-name="P8" draw:layer="layout" svg:width="10.795cm" svg:height="5.715cm" svg:x="8.89cm" svg:y="5.08cm">
          <text:p text:style-name="P7"><text:span text:style-name="T7">Stack S</text:span></text:p>
          <draw:enhanced-geometry svg:viewBox="0 0 21600 21600" draw:type="rectangle" draw:enhanced-path="M 0 0 L 21600 0 21600 21600 0 21600 0 0 Z N"/>
        </draw:custom-shape>
        <draw:line draw:style-name="gr4" draw:text-style-name="P9" draw:layer="layout" svg:x1="19.685cm" svg:y1="8.255cm" svg:x2="26.035cm" svg:y2="8.255cm">
          <text:p/>
        </draw:line>
        <draw:frame draw:style-name="gr6" draw:text-style-name="P10" draw:layer="layout" svg:width="3.659cm" svg:height="1.119cm" svg:x="21.201cm" svg:y="6.749cm">
          <draw:text-box>
            <text:p><text:span text:style-name="T4">Push(</text:span><text:span text:style-name="T8">X</text:span><text:span text:style-name="T4">, S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6">Fundamental </text:span><text:span text:style-name="T6">operations</text:span>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custom-shape draw:style-name="gr3" draw:text-style-name="P8" draw:layer="layout" svg:width="10.795cm" svg:height="5.715cm" svg:x="8.89cm" svg:y="5.08cm">
          <text:p text:style-name="P7"><text:span text:style-name="T7">Stack S</text:span></text:p>
          <draw:enhanced-geometry svg:viewBox="0 0 21600 21600" draw:type="rectangle" draw:enhanced-path="M 0 0 L 21600 0 21600 21600 0 21600 0 0 Z N"/>
        </draw:custom-shape>
        <draw:line draw:style-name="gr4" draw:text-style-name="P9" draw:layer="layout" svg:x1="19.685cm" svg:y1="8.255cm" svg:x2="26.035cm" svg:y2="8.255cm">
          <text:p/>
        </draw:line>
        <draw:frame draw:style-name="gr5" draw:text-style-name="P10" draw:layer="layout" svg:width="3.571cm" svg:height="0.962cm" svg:x="21.201cm" svg:y="6.749cm">
          <draw:text-box>
            <text:p><text:span text:style-name="T4">Push(X, S)</text:span></text:p>
          </draw:text-box>
        </draw:frame>
        <draw:line draw:style-name="gr4" draw:text-style-name="P9" draw:layer="layout" svg:x1="2.54cm" svg:y1="8.315cm" svg:x2="8.89cm" svg:y2="8.315cm">
          <text:p/>
        </draw:lin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6">Fundamental </text:span><text:span text:style-name="T6">operations</text:span>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custom-shape draw:style-name="gr3" draw:text-style-name="P8" draw:layer="layout" svg:width="10.795cm" svg:height="5.715cm" svg:x="8.89cm" svg:y="5.08cm">
          <text:p text:style-name="P7"><text:span text:style-name="T7">Stack S</text:span></text:p>
          <draw:enhanced-geometry svg:viewBox="0 0 21600 21600" draw:type="rectangle" draw:enhanced-path="M 0 0 L 21600 0 21600 21600 0 21600 0 0 Z N"/>
        </draw:custom-shape>
        <draw:line draw:style-name="gr4" draw:text-style-name="P9" draw:layer="layout" svg:x1="19.685cm" svg:y1="8.255cm" svg:x2="26.035cm" svg:y2="8.255cm">
          <text:p/>
        </draw:line>
        <draw:frame draw:style-name="gr5" draw:text-style-name="P10" draw:layer="layout" svg:width="3.571cm" svg:height="0.962cm" svg:x="21.201cm" svg:y="6.749cm">
          <draw:text-box>
            <text:p><text:span text:style-name="T4">Push(X, S)</text:span></text:p>
          </draw:text-box>
        </draw:frame>
        <draw:line draw:style-name="gr4" draw:text-style-name="P9" draw:layer="layout" svg:x1="2.54cm" svg:y1="8.315cm" svg:x2="8.89cm" svg:y2="8.315cm">
          <text:p/>
        </draw:line>
        <draw:frame draw:style-name="gr7" draw:text-style-name="P10" draw:layer="layout" svg:width="2.475cm" svg:height="0.962cm" svg:x="4.202cm" svg:y="6.749cm">
          <draw:text-box>
            <text:p><text:span text:style-name="T4">Pop(S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6">Fundamental </text:span><text:span text:style-name="T6">operations</text:span>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custom-shape draw:style-name="gr3" draw:text-style-name="P8" draw:layer="layout" svg:width="10.795cm" svg:height="5.715cm" svg:x="8.89cm" svg:y="5.08cm">
          <text:p text:style-name="P7"><text:span text:style-name="T7">Stack S</text:span></text:p>
          <draw:enhanced-geometry svg:viewBox="0 0 21600 21600" draw:type="rectangle" draw:enhanced-path="M 0 0 L 21600 0 21600 21600 0 21600 0 0 Z N"/>
        </draw:custom-shape>
        <draw:line draw:style-name="gr4" draw:text-style-name="P9" draw:layer="layout" svg:x1="19.685cm" svg:y1="8.255cm" svg:x2="26.035cm" svg:y2="8.255cm">
          <text:p/>
        </draw:line>
        <draw:frame draw:style-name="gr5" draw:text-style-name="P10" draw:layer="layout" svg:width="3.571cm" svg:height="0.962cm" svg:x="21.201cm" svg:y="6.749cm">
          <draw:text-box>
            <text:p><text:span text:style-name="T4">Push(X, S)</text:span></text:p>
          </draw:text-box>
        </draw:frame>
        <draw:line draw:style-name="gr4" draw:text-style-name="P9" draw:layer="layout" svg:x1="2.54cm" svg:y1="8.315cm" svg:x2="8.89cm" svg:y2="8.315cm">
          <text:p/>
        </draw:line>
        <draw:frame draw:style-name="gr7" draw:text-style-name="P10" draw:layer="layout" svg:width="2.475cm" svg:height="0.962cm" svg:x="4.202cm" svg:y="6.749cm">
          <draw:text-box>
            <text:p><text:span text:style-name="T4">Pop(S)</text:span></text:p>
          </draw:text-box>
        </draw:frame>
        <draw:frame draw:style-name="gr8" draw:text-style-name="P10" draw:layer="layout" svg:width="2.382cm" svg:height="0.962cm" svg:x="4.203cm" svg:y="8.949cm">
          <draw:text-box>
            <text:p><text:span text:style-name="T4">Top(S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6">Fundamental </text:span><text:span text:style-name="T6">operations</text:span>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custom-shape draw:style-name="gr3" draw:text-style-name="P8" draw:layer="layout" svg:width="10.795cm" svg:height="5.715cm" svg:x="8.89cm" svg:y="5.08cm">
          <text:p text:style-name="P7"><text:span text:style-name="T7">Stack S</text:span></text:p>
          <draw:enhanced-geometry svg:viewBox="0 0 21600 21600" draw:type="rectangle" draw:enhanced-path="M 0 0 L 21600 0 21600 21600 0 21600 0 0 Z N"/>
        </draw:custom-shape>
        <draw:line draw:style-name="gr4" draw:text-style-name="P9" draw:layer="layout" svg:x1="19.685cm" svg:y1="8.255cm" svg:x2="26.035cm" svg:y2="8.255cm">
          <text:p/>
        </draw:line>
        <draw:frame draw:style-name="gr5" draw:text-style-name="P10" draw:layer="layout" svg:width="3.571cm" svg:height="0.962cm" svg:x="21.201cm" svg:y="6.749cm">
          <draw:text-box>
            <text:p><text:span text:style-name="T4">Push(X, S)</text:span></text:p>
          </draw:text-box>
        </draw:frame>
        <draw:line draw:style-name="gr4" draw:text-style-name="P9" draw:layer="layout" svg:x1="2.54cm" svg:y1="8.315cm" svg:x2="8.89cm" svg:y2="8.315cm">
          <text:p/>
        </draw:line>
        <draw:frame draw:style-name="gr7" draw:text-style-name="P10" draw:layer="layout" svg:width="2.475cm" svg:height="0.962cm" svg:x="4.202cm" svg:y="6.749cm">
          <draw:text-box>
            <text:p><text:span text:style-name="T4">Pop(S)</text:span></text:p>
          </draw:text-box>
        </draw:frame>
        <draw:frame draw:style-name="gr8" draw:text-style-name="P10" draw:layer="layout" svg:width="2.382cm" svg:height="0.962cm" svg:x="4.203cm" svg:y="8.949cm">
          <draw:text-box>
            <text:p><text:span text:style-name="T4">Top(S)</text:span></text:p>
          </draw:text-box>
        </draw:frame>
        <draw:frame draw:style-name="gr9" draw:text-style-name="P11" draw:layer="layout" svg:width="24.62cm" svg:height="0.962cm" svg:x="1.414cm" svg:y="11.876cm">
          <draw:text-box>
            <text:p><text:span text:style-name="T9">Important: </text:span><text:span text:style-name="T10">All fundamental </text:span><text:span text:style-name="T10">operations are performed </text:span><text:span text:style-name="T11">only</text:span><text:span text:style-name="T12"> at the </text:span><text:span text:style-name="T11">top</text:span><text:span text:style-name="T12"> of the stack ADT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(Singly-)Linked-list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(Singly-)Linked-list</text:p>
              </text:list-item>
              <text:list-item>
                <text:p>Array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(Singly-)Linked-list</text:span></text:p>
              </text:list-item>
              <text:list-item>
                <text:p>Array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(Singly-)Linked-list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(Singly-)Linked-list</text:span></text:p>
              </text:list-item>
            </text:list>
          </draw:text-box>
        </draw:frame>
        <draw:custom-shape draw:style-name="gr3" draw:text-style-name="P8" draw:layer="layout" svg:width="10.795cm" svg:height="5.715cm" svg:x="8.89cm" svg:y="5.08cm">
          <text:p text:style-name="P7"><text:span text:style-name="T7">Stack S</text:span></text:p>
          <draw:enhanced-geometry svg:viewBox="0 0 21600 21600" draw:type="rectangle" draw:enhanced-path="M 0 0 L 21600 0 21600 21600 0 21600 0 0 Z N"/>
        </draw:custom-shape>
        <draw:line draw:style-name="gr4" draw:text-style-name="P9" draw:layer="layout" svg:x1="19.685cm" svg:y1="8.255cm" svg:x2="26.035cm" svg:y2="8.255cm">
          <text:p/>
        </draw:line>
        <draw:frame draw:style-name="gr5" draw:text-style-name="P10" draw:layer="layout" svg:width="3.571cm" svg:height="0.962cm" svg:x="21.201cm" svg:y="6.749cm">
          <draw:text-box>
            <text:p><text:span text:style-name="T4">Push(X, S)</text:span></text:p>
          </draw:text-box>
        </draw:frame>
        <draw:line draw:style-name="gr4" draw:text-style-name="P9" draw:layer="layout" svg:x1="2.54cm" svg:y1="8.315cm" svg:x2="8.89cm" svg:y2="8.315cm">
          <text:p/>
        </draw:line>
        <draw:frame draw:style-name="gr7" draw:text-style-name="P10" draw:layer="layout" svg:width="2.475cm" svg:height="0.962cm" svg:x="4.202cm" svg:y="6.749cm">
          <draw:text-box>
            <text:p><text:span text:style-name="T4">Pop(S)</text:span></text:p>
          </draw:text-box>
        </draw:frame>
        <draw:frame draw:style-name="gr8" draw:text-style-name="P10" draw:layer="layout" svg:width="2.382cm" svg:height="0.962cm" svg:x="4.203cm" svg:y="8.949cm">
          <draw:text-box>
            <text:p><text:span text:style-name="T4">Top(S)</text:span></text:p>
          </draw:text-box>
        </draw:frame>
        <draw:frame draw:style-name="gr9" draw:text-style-name="P11" draw:layer="layout" svg:width="24.62cm" svg:height="0.962cm" svg:x="1.414cm" svg:y="11.876cm">
          <draw:text-box>
            <text:p><text:span text:style-name="T9">Important: </text:span><text:span text:style-name="T10">All fundamental </text:span><text:span text:style-name="T10">operations are performed </text:span><text:span text:style-name="T11">only</text:span><text:span text:style-name="T12"> at the </text:span><text:span text:style-name="T11">top</text:span><text:span text:style-name="T12"> of the stack ADT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(Singly-)Linked-list</text:span></text:p>
              </text:list-item>
            </text:list>
          </draw:text-box>
        </draw:frame>
        <draw:custom-shape draw:style-name="gr3" draw:text-style-name="P8" draw:layer="layout" svg:width="10.795cm" svg:height="5.715cm" svg:x="8.89cm" svg:y="5.08cm">
          <text:p text:style-name="P7"><text:span text:style-name="T7">Stack 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</text:list-item>
            </text:list>
          </draw:text-box>
        </draw:frame>
        <draw:custom-shape draw:style-name="gr10" draw:text-style-name="P14" draw:layer="layout" svg:width="2.54cm" svg:height="1.905cm" svg:x="13.335cm" svg:y="4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16" draw:layer="layout" svg:width="1.594cm" svg:height="0.962cm" svg:x="13.97cm" svg:y="6.899cm">
          <draw:text-box>
            <text:p><text:span text:style-name="T16">Null</text:span></text:p>
          </draw:text-box>
        </draw:frame>
        <draw:custom-shape draw:style-name="gr13" draw:text-style-name="P17" draw:layer="layout" svg:width="3.175cm" svg:height="2.981cm" svg:x="13.1cm" svg:y="4.88cm">
          <text:p text:style-name="P7"><text:span text:style-name="T7">Node</text:span></text:p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2.263cm" svg:height="0.962cm" svg:x="10.437cm" svg:y="5.08cm">
          <draw:text-box>
            <text:p><text:span text:style-name="T1">struc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</text:list-item>
            </text:list>
          </draw:text-box>
        </draw:frame>
        <draw:custom-shape draw:style-name="gr10" draw:text-style-name="P14" draw:layer="layout" svg:width="2.54cm" svg:height="1.905cm" svg:x="13.335cm" svg:y="4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16" draw:layer="layout" svg:width="1.594cm" svg:height="0.962cm" svg:x="13.97cm" svg:y="6.899cm">
          <draw:text-box>
            <text:p><text:span text:style-name="T16">Null</text:span></text:p>
          </draw:text-box>
        </draw:frame>
        <draw:custom-shape draw:style-name="gr13" draw:text-style-name="P17" draw:layer="layout" svg:width="3.175cm" svg:height="2.981cm" svg:x="13.1cm" svg:y="4.88cm">
          <text:p text:style-name="P7"><text:span text:style-name="T7">Node</text:span></text:p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2.936cm" svg:height="0.962cm" svg:x="16.749cm" svg:y="5.08cm">
          <draw:text-box>
            <text:p><text:span text:style-name="T17">malloc()</text:span></text:p>
          </draw:text-box>
        </draw:frame>
        <draw:frame draw:style-name="gr14" draw:text-style-name="P18" draw:layer="layout" svg:width="2.263cm" svg:height="0.962cm" svg:x="10.438cm" svg:y="5.08cm">
          <draw:text-box>
            <text:p><text:span text:style-name="T1">struc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</text:list-item>
            </text:list>
          </draw:text-box>
        </draw:frame>
        <draw:custom-shape draw:style-name="gr10" draw:text-style-name="P14" draw:layer="layout" svg:width="2.54cm" svg:height="1.905cm" svg:x="13.335cm" svg:y="4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5" draw:text-style-name="P16" draw:layer="layout" svg:width="4.445cm" svg:height="1.356cm" svg:x="13.97cm" svg:y="6.899cm">
          <draw:text-box>
            <text:p><text:span text:style-name="T16">Next Node</text:span></text:p>
          </draw:text-box>
        </draw:frame>
        <draw:frame draw:style-name="gr12" draw:text-style-name="P16" draw:layer="layout" svg:width="1.594cm" svg:height="0.962cm" svg:x="14.57cm" svg:y="5.499cm">
          <draw:text-box>
            <text:p><text:span text:style-name="T16">Pt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</text:list-item>
            </text:list>
          </draw:text-box>
        </draw:frame>
        <draw:custom-shape draw:style-name="gr10" draw:text-style-name="P14" draw:layer="layout" svg:width="2.54cm" svg:height="1.905cm" svg:x="13.335cm" svg:y="4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16" draw:layer="layout" svg:width="1.594cm" svg:height="0.962cm" svg:x="13.97cm" svg:y="6.899cm">
          <draw:text-box>
            <text:p><text:span text:style-name="T16">Null</text:span></text:p>
          </draw:text-box>
        </draw:frame>
        <draw:frame draw:style-name="gr12" draw:text-style-name="P16" draw:layer="layout" svg:width="1.594cm" svg:height="0.962cm" svg:x="14.57cm" svg:y="5.499cm">
          <draw:text-box>
            <text:p><text:span text:style-name="T16">Pt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  <text:list>
                  <text:list-item>
                    <text:p><text:span text:style-name="T18">Empty stack</text:span></text:p>
                  </text:list-item>
                </text:list>
              </text:list-item>
            </text:list>
          </draw:text-box>
        </draw:frame>
        <draw:custom-shape draw:style-name="gr10" draw:text-style-name="P14" draw:layer="layout" svg:width="2.54cm" svg:height="1.905cm" svg:x="13.335cm" svg:y="4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16" draw:layer="layout" svg:width="1.594cm" svg:height="0.962cm" svg:x="13.97cm" svg:y="6.899cm">
          <draw:text-box>
            <text:p><text:span text:style-name="T16">Null</text:span></text:p>
          </draw:text-box>
        </draw:frame>
        <draw:frame draw:style-name="gr12" draw:text-style-name="P16" draw:layer="layout" svg:width="1.594cm" svg:height="0.962cm" svg:x="14.57cm" svg:y="5.499cm">
          <draw:text-box>
            <text:p><text:span text:style-name="T16">Pt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  <text:list>
                  <text:list-item>
                    <text:p><text:span text:style-name="T18">Empty stack</text:span></text:p>
                  </text:list-item>
                </text:list>
              </text:list-item>
            </text:list>
          </draw:text-box>
        </draw:frame>
        <draw:custom-shape draw:style-name="gr10" draw:text-style-name="P14" draw:layer="layout" svg:width="2.54cm" svg:height="1.905cm" svg:x="13.335cm" svg:y="4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20" draw:layer="layout" svg:width="1.594cm" svg:height="0.962cm" svg:x="13.97cm" svg:y="6.899cm">
          <draw:text-box>
            <text:p><text:span text:style-name="T19">Null</text:span></text:p>
          </draw:text-box>
        </draw:frame>
        <draw:line draw:style-name="gr4" draw:text-style-name="P9" draw:layer="layout" svg:x1="19.712cm" svg:y1="8.255cm" svg:x2="26.062cm" svg:y2="8.255cm">
          <text:p/>
        </draw:line>
        <draw:frame draw:style-name="gr5" draw:text-style-name="P10" draw:layer="layout" svg:width="3.571cm" svg:height="0.962cm" svg:x="21.202cm" svg:y="6.749cm">
          <draw:text-box>
            <text:p><text:span text:style-name="T4">Push(X, S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  <text:list>
                  <text:list-item>
                    <text:p><text:span text:style-name="T18">Empty stack</text:span></text:p>
                  </text:list-item>
                </text:list>
              </text:list-item>
            </text:list>
          </draw:text-box>
        </draw:frame>
        <draw:custom-shape draw:style-name="gr10" draw:text-style-name="P14" draw:layer="layout" svg:width="2.54cm" svg:height="1.905cm" svg:x="13.335cm" svg:y="4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20" draw:layer="layout" svg:width="1.594cm" svg:height="0.962cm" svg:x="13.97cm" svg:y="6.899cm">
          <draw:text-box>
            <text:p><text:span text:style-name="T19">Null</text:span></text:p>
          </draw:text-box>
        </draw:frame>
        <draw:line draw:style-name="gr4" draw:text-style-name="P9" draw:layer="layout" svg:x1="19.712cm" svg:y1="8.255cm" svg:x2="26.062cm" svg:y2="8.255cm">
          <text:p/>
        </draw:line>
        <draw:frame draw:style-name="gr5" draw:text-style-name="P10" draw:layer="layout" svg:width="3.571cm" svg:height="0.962cm" svg:x="21.202cm" svg:y="6.749cm">
          <draw:text-box>
            <text:p><text:span text:style-name="T4">Push(X, S)</text:span></text:p>
          </draw:text-box>
        </draw:frame>
        <draw:custom-shape draw:style-name="gr13" draw:text-style-name="P22" draw:layer="layout" svg:width="3.175cm" svg:height="2.981cm" svg:x="13.1cm" svg:y="7.88cm">
          <text:p text:style-name="P21"><text:span text:style-name="T20">Node</text:span></text:p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2.936cm" svg:height="0.962cm" svg:x="16.749cm" svg:y="9.18cm">
          <draw:text-box>
            <text:p><text:span text:style-name="T17">malloc()</text:span></text:p>
          </draw:text-box>
        </draw:frame>
        <draw:frame draw:style-name="gr12" draw:text-style-name="P23" draw:layer="layout" svg:width="2.936cm" svg:height="0.962cm" svg:x="10.049cm" svg:y="9.18cm">
          <draw:text-box>
            <text:p><text:span text:style-name="T21">struc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  <text:list>
                  <text:list-item>
                    <text:p><text:span text:style-name="T18">Empty stack</text:span></text:p>
                  </text:list-item>
                </text:list>
              </text:list-item>
            </text:list>
          </draw:text-box>
        </draw:frame>
        <draw:custom-shape draw:style-name="gr10" draw:text-style-name="P14" draw:layer="layout" svg:width="2.54cm" svg:height="1.905cm" svg:x="13.335cm" svg:y="4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20" draw:layer="layout" svg:width="1.594cm" svg:height="0.962cm" svg:x="13.97cm" svg:y="6.899cm">
          <draw:text-box>
            <text:p><text:span text:style-name="T19">Null</text:span></text:p>
          </draw:text-box>
        </draw:frame>
        <draw:line draw:style-name="gr4" draw:text-style-name="P9" draw:layer="layout" svg:x1="19.712cm" svg:y1="8.255cm" svg:x2="26.062cm" svg:y2="8.255cm">
          <text:p/>
        </draw:line>
        <draw:frame draw:style-name="gr5" draw:text-style-name="P10" draw:layer="layout" svg:width="3.571cm" svg:height="0.962cm" svg:x="21.202cm" svg:y="6.749cm">
          <draw:text-box>
            <text:p><text:span text:style-name="T4">Push(X, S)</text:span></text:p>
          </draw:text-box>
        </draw:frame>
        <draw:custom-shape draw:style-name="gr10" draw:text-style-name="P14" draw:layer="layout" svg:width="2.54cm" svg:height="1.905cm" svg:x="13.336cm" svg:y="7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7.848cm">
          <draw:text-box>
            <text:p><text:span text:style-name="T15">Eleme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  <text:list>
                  <text:list-item>
                    <text:p><text:span text:style-name="T18">Empty stack</text:span></text:p>
                  </text:list-item>
                </text:list>
              </text:list-item>
            </text:list>
          </draw:text-box>
        </draw:frame>
        <draw:custom-shape draw:style-name="gr10" draw:text-style-name="P14" draw:layer="layout" svg:width="2.54cm" svg:height="1.905cm" svg:x="13.335cm" svg:y="4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20" draw:layer="layout" svg:width="1.594cm" svg:height="0.962cm" svg:x="13.97cm" svg:y="6.899cm">
          <draw:text-box>
            <text:p><text:span text:style-name="T19">Null</text:span></text:p>
          </draw:text-box>
        </draw:frame>
        <draw:line draw:style-name="gr4" draw:text-style-name="P9" draw:layer="layout" svg:x1="19.712cm" svg:y1="8.255cm" svg:x2="26.062cm" svg:y2="8.255cm">
          <text:p/>
        </draw:line>
        <draw:frame draw:style-name="gr5" draw:text-style-name="P10" draw:layer="layout" svg:width="3.571cm" svg:height="0.962cm" svg:x="21.202cm" svg:y="6.749cm">
          <draw:text-box>
            <text:p><text:span text:style-name="T4">Push(X, S)</text:span></text:p>
          </draw:text-box>
        </draw:frame>
        <draw:custom-shape draw:style-name="gr10" draw:text-style-name="P14" draw:layer="layout" svg:width="2.54cm" svg:height="1.905cm" svg:x="13.336cm" svg:y="7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7.848cm">
          <draw:text-box>
            <text:p><text:span text:style-name="T15">X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  <text:list>
                  <text:list-item>
                    <text:p><text:span text:style-name="T18">Empty stack</text:span></text:p>
                  </text:list-item>
                </text:list>
              </text:list-item>
            </text:list>
          </draw:text-box>
        </draw:frame>
        <draw:custom-shape draw:style-name="gr10" draw:text-style-name="P14" draw:layer="layout" svg:width="2.54cm" svg:height="1.905cm" svg:x="13.335cm" svg:y="4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20" draw:layer="layout" svg:width="1.594cm" svg:height="0.962cm" svg:x="13.97cm" svg:y="9.899cm">
          <draw:text-box>
            <text:p><text:span text:style-name="T19">Null</text:span></text:p>
          </draw:text-box>
        </draw:frame>
        <draw:line draw:style-name="gr4" draw:text-style-name="P9" draw:layer="layout" svg:x1="19.712cm" svg:y1="8.255cm" svg:x2="26.062cm" svg:y2="8.255cm">
          <text:p/>
        </draw:line>
        <draw:frame draw:style-name="gr5" draw:text-style-name="P10" draw:layer="layout" svg:width="3.571cm" svg:height="0.962cm" svg:x="21.202cm" svg:y="6.749cm">
          <draw:text-box>
            <text:p><text:span text:style-name="T4">Push(X, S)</text:span></text:p>
          </draw:text-box>
        </draw:frame>
        <draw:custom-shape draw:style-name="gr10" draw:text-style-name="P14" draw:layer="layout" svg:width="2.54cm" svg:height="1.905cm" svg:x="13.336cm" svg:y="7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7.848cm">
          <draw:text-box>
            <text:p><text:span text:style-name="T15">X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  <text:list>
                  <text:list-header>
                    <text:p><text:span text:style-name="T18"/></text:p>
                  </text:list-header>
                </text:list>
              </text:list-item>
            </text:list>
          </draw:text-box>
        </draw:frame>
        <draw:custom-shape draw:style-name="gr10" draw:text-style-name="P14" draw:layer="layout" svg:width="2.54cm" svg:height="1.905cm" svg:x="13.335cm" svg:y="4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20" draw:layer="layout" svg:width="1.594cm" svg:height="0.962cm" svg:x="13.97cm" svg:y="8.799cm">
          <draw:text-box>
            <text:p><text:span text:style-name="T19">Null</text:span></text:p>
          </draw:text-box>
        </draw:frame>
        <draw:line draw:style-name="gr4" draw:text-style-name="P9" draw:layer="layout" svg:x1="19.712cm" svg:y1="8.255cm" svg:x2="26.062cm" svg:y2="8.255cm">
          <text:p/>
        </draw:line>
        <draw:frame draw:style-name="gr5" draw:text-style-name="P10" draw:layer="layout" svg:width="3.571cm" svg:height="0.962cm" svg:x="21.202cm" svg:y="6.749cm">
          <draw:text-box>
            <text:p><text:span text:style-name="T4">Push(X, S)</text:span></text:p>
          </draw:text-box>
        </draw:frame>
        <draw:custom-shape draw:style-name="gr10" draw:text-style-name="P14" draw:layer="layout" svg:width="2.54cm" svg:height="1.905cm" svg:x="13.336cm" svg:y="6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6.848cm">
          <draw:text-box>
            <text:p><text:span text:style-name="T15">X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  <text:list>
                  <text:list-header>
                    <text:p><text:span text:style-name="T18"/></text:p>
                  </text:list-header>
                </text:list>
              </text:list-item>
            </text:list>
          </draw:text-box>
        </draw:frame>
        <draw:custom-shape draw:style-name="gr10" draw:text-style-name="P14" draw:layer="layout" svg:width="2.54cm" svg:height="1.905cm" svg:x="13.335cm" svg:y="4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20" draw:layer="layout" svg:width="1.594cm" svg:height="0.962cm" svg:x="13.97cm" svg:y="8.799cm">
          <draw:text-box>
            <text:p><text:span text:style-name="T19">Null</text:span></text:p>
          </draw:text-box>
        </draw:frame>
        <draw:line draw:style-name="gr4" draw:text-style-name="P9" draw:layer="layout" svg:x1="19.712cm" svg:y1="8.255cm" svg:x2="26.062cm" svg:y2="8.255cm">
          <text:p/>
        </draw:line>
        <draw:frame draw:style-name="gr5" draw:text-style-name="P10" draw:layer="layout" svg:width="3.571cm" svg:height="0.962cm" svg:x="21.202cm" svg:y="6.749cm">
          <draw:text-box>
            <text:p><text:span text:style-name="T4">Push(X, S)</text:span></text:p>
          </draw:text-box>
        </draw:frame>
        <draw:custom-shape draw:style-name="gr10" draw:text-style-name="P14" draw:layer="layout" svg:width="2.54cm" svg:height="1.905cm" svg:x="13.336cm" svg:y="6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6.848cm">
          <draw:text-box>
            <text:p><text:span text:style-name="T15">X</text:span></text:p>
          </draw:text-box>
        </draw:frame>
        <draw:frame draw:style-name="gr16" draw:text-style-name="P24" draw:layer="layout" svg:width="3.783cm" svg:height="0.962cm" svg:x="9.142cm" svg:y="6.995cm">
          <draw:text-box>
            <text:p>TopOfStack</text:p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</text:list-item>
            </text:list>
          </draw:text-box>
        </draw:frame>
        <draw:custom-shape draw:style-name="gr10" draw:text-style-name="P14" draw:layer="layout" svg:width="2.54cm" svg:height="1.905cm" svg:x="13.335cm" svg:y="4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custom-shape draw:style-name="gr10" draw:text-style-name="P14" draw:layer="layout" svg:width="2.54cm" svg:height="1.905cm" svg:x="13.336cm" svg:y="6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6.848cm">
          <draw:text-box>
            <text:p><text:span text:style-name="T15">X</text:span></text:p>
          </draw:text-box>
        </draw:frame>
        <draw:line draw:style-name="gr4" draw:text-style-name="P9" draw:layer="layout" svg:x1="19.739cm" svg:y1="8.255cm" svg:x2="26.089cm" svg:y2="8.255cm">
          <text:p/>
        </draw:line>
        <draw:frame draw:style-name="gr17" draw:text-style-name="P10" draw:layer="layout" svg:width="3.512cm" svg:height="0.962cm" svg:x="21.203cm" svg:y="6.749cm">
          <draw:text-box>
            <text:p><text:span text:style-name="T4">Push(Y, S)</text:span></text:p>
          </draw:text-box>
        </draw:frame>
        <draw:frame draw:style-name="gr12" draw:text-style-name="P20" draw:layer="layout" svg:width="1.594cm" svg:height="0.962cm" svg:x="13.97cm" svg:y="8.799cm">
          <draw:text-box>
            <text:p><text:span text:style-name="T19">Null</text:span></text:p>
          </draw:text-box>
        </draw:frame>
        <draw:frame draw:style-name="gr16" draw:text-style-name="P24" draw:layer="layout" svg:width="3.783cm" svg:height="0.962cm" svg:x="9.143cm" svg:y="6.995cm">
          <draw:text-box>
            <text:p>TopOfStack</text:p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</text:list-item>
            </text:list>
          </draw:text-box>
        </draw:frame>
        <draw:custom-shape draw:style-name="gr10" draw:text-style-name="P14" draw:layer="layout" svg:width="2.54cm" svg:height="1.905cm" svg:x="13.335cm" svg:y="4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custom-shape draw:style-name="gr10" draw:text-style-name="P14" draw:layer="layout" svg:width="2.54cm" svg:height="1.905cm" svg:x="13.336cm" svg:y="6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6.848cm">
          <draw:text-box>
            <text:p><text:span text:style-name="T15">X</text:span></text:p>
          </draw:text-box>
        </draw:frame>
        <draw:frame draw:style-name="gr11" draw:text-style-name="P15" draw:layer="layout" svg:width="2.54cm" svg:height="0.683cm" svg:x="14.235cm" svg:y="8.949cm">
          <draw:text-box>
            <text:p><text:span text:style-name="T15">Y</text:span></text:p>
          </draw:text-box>
        </draw:frame>
        <draw:line draw:style-name="gr4" draw:text-style-name="P9" draw:layer="layout" svg:x1="19.739cm" svg:y1="8.255cm" svg:x2="26.089cm" svg:y2="8.255cm">
          <text:p/>
        </draw:line>
        <draw:frame draw:style-name="gr17" draw:text-style-name="P10" draw:layer="layout" svg:width="3.512cm" svg:height="0.962cm" svg:x="21.203cm" svg:y="6.749cm">
          <draw:text-box>
            <text:p><text:span text:style-name="T4">Push(Y, S)</text:span></text:p>
          </draw:text-box>
        </draw:frame>
        <draw:custom-shape draw:style-name="gr13" draw:text-style-name="P22" draw:layer="layout" svg:width="3.175cm" svg:height="2.981cm" svg:x="16.075cm" svg:y="7.531cm">
          <text:p text:style-name="P21"><text:span text:style-name="T20">Node</text:span></text:p>
          <draw:enhanced-geometry svg:viewBox="0 0 21600 21600" draw:type="rectangle" draw:enhanced-path="M 0 0 L 21600 0 21600 21600 0 21600 0 0 Z N"/>
        </draw:custom-shape>
        <draw:frame draw:style-name="gr16" draw:text-style-name="P24" draw:layer="layout" svg:width="3.783cm" svg:height="0.962cm" svg:x="9.143cm" svg:y="6.995cm">
          <draw:text-box>
            <text:p>TopOfStack</text:p>
          </draw:text-box>
        </draw:frame>
        <draw:frame draw:style-name="gr16" draw:text-style-name="P24" draw:layer="layout" svg:width="3.783cm" svg:height="0.962cm" svg:x="9.143cm" svg:y="6.995cm">
          <draw:text-box>
            <text:p>TopOfStack</text:p>
          </draw:text-box>
        </draw:frame>
        <draw:frame draw:style-name="gr12" draw:text-style-name="P20" draw:layer="layout" svg:width="1.594cm" svg:height="0.962cm" svg:x="13.97cm" svg:y="8.799cm">
          <draw:text-box>
            <text:p><text:span text:style-name="T19">Null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</text:list-item>
            </text:list>
          </draw:text-box>
        </draw:frame>
        <draw:custom-shape draw:style-name="gr10" draw:text-style-name="P14" draw:layer="layout" svg:width="2.54cm" svg:height="1.905cm" svg:x="13.335cm" svg:y="4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custom-shape draw:style-name="gr10" draw:text-style-name="P14" draw:layer="layout" svg:width="2.54cm" svg:height="1.905cm" svg:x="13.336cm" svg:y="6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6.848cm">
          <draw:text-box>
            <text:p><text:span text:style-name="T15">X</text:span></text:p>
          </draw:text-box>
        </draw:frame>
        <draw:frame draw:style-name="gr11" draw:text-style-name="P15" draw:layer="layout" svg:width="2.54cm" svg:height="0.683cm" svg:x="14.235cm" svg:y="8.949cm">
          <draw:text-box>
            <text:p><text:span text:style-name="T15">Y</text:span></text:p>
          </draw:text-box>
        </draw:frame>
        <draw:line draw:style-name="gr4" draw:text-style-name="P9" draw:layer="layout" svg:x1="19.739cm" svg:y1="8.255cm" svg:x2="26.089cm" svg:y2="8.255cm">
          <text:p/>
        </draw:line>
        <draw:frame draw:style-name="gr17" draw:text-style-name="P10" draw:layer="layout" svg:width="3.512cm" svg:height="0.962cm" svg:x="21.203cm" svg:y="6.749cm">
          <draw:text-box>
            <text:p><text:span text:style-name="T4">Push(Y, S)</text:span></text:p>
          </draw:text-box>
        </draw:frame>
        <draw:frame draw:style-name="gr16" draw:text-style-name="P24" draw:layer="layout" svg:width="3.783cm" svg:height="0.962cm" svg:x="9.143cm" svg:y="6.995cm">
          <draw:text-box>
            <text:p>TopOfStack</text:p>
          </draw:text-box>
        </draw:frame>
        <draw:frame draw:style-name="gr16" draw:text-style-name="P24" draw:layer="layout" svg:width="3.783cm" svg:height="0.962cm" svg:x="9.143cm" svg:y="6.995cm">
          <draw:text-box>
            <text:p>TopOfStack</text:p>
          </draw:text-box>
        </draw:frame>
        <draw:frame draw:style-name="gr12" draw:text-style-name="P20" draw:layer="layout" svg:width="1.594cm" svg:height="0.962cm" svg:x="13.97cm" svg:y="8.799cm">
          <draw:text-box>
            <text:p><text:span text:style-name="T19">Null</text:span></text:p>
          </draw:text-box>
        </draw:frame>
        <draw:custom-shape draw:style-name="gr10" draw:text-style-name="P14" draw:layer="layout" svg:width="2.54cm" svg:height="1.905cm" svg:x="17.038cm" svg:y="8.0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7.235cm" svg:y="7.949cm">
          <draw:text-box>
            <text:p><text:span text:style-name="T15">Element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</text:list-item>
            </text:list>
          </draw:text-box>
        </draw:frame>
        <draw:custom-shape draw:style-name="gr10" draw:text-style-name="P14" draw:layer="layout" svg:width="2.54cm" svg:height="1.905cm" svg:x="13.335cm" svg:y="4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custom-shape draw:style-name="gr10" draw:text-style-name="P14" draw:layer="layout" svg:width="2.54cm" svg:height="1.905cm" svg:x="13.336cm" svg:y="6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6.848cm">
          <draw:text-box>
            <text:p><text:span text:style-name="T15">X</text:span></text:p>
          </draw:text-box>
        </draw:frame>
        <draw:frame draw:style-name="gr11" draw:text-style-name="P15" draw:layer="layout" svg:width="2.54cm" svg:height="0.683cm" svg:x="14.235cm" svg:y="8.949cm">
          <draw:text-box>
            <text:p><text:span text:style-name="T15">Y</text:span></text:p>
          </draw:text-box>
        </draw:frame>
        <draw:line draw:style-name="gr4" draw:text-style-name="P9" draw:layer="layout" svg:x1="19.739cm" svg:y1="8.255cm" svg:x2="26.089cm" svg:y2="8.255cm">
          <text:p/>
        </draw:line>
        <draw:frame draw:style-name="gr17" draw:text-style-name="P10" draw:layer="layout" svg:width="3.512cm" svg:height="0.962cm" svg:x="21.203cm" svg:y="6.749cm">
          <draw:text-box>
            <text:p><text:span text:style-name="T4">Push(Y, S)</text:span></text:p>
          </draw:text-box>
        </draw:frame>
        <draw:frame draw:style-name="gr16" draw:text-style-name="P24" draw:layer="layout" svg:width="3.783cm" svg:height="0.962cm" svg:x="9.143cm" svg:y="6.995cm">
          <draw:text-box>
            <text:p>TopOfStack</text:p>
          </draw:text-box>
        </draw:frame>
        <draw:frame draw:style-name="gr16" draw:text-style-name="P24" draw:layer="layout" svg:width="3.783cm" svg:height="0.962cm" svg:x="9.143cm" svg:y="6.995cm">
          <draw:text-box>
            <text:p>TopOfStack</text:p>
          </draw:text-box>
        </draw:frame>
        <draw:frame draw:style-name="gr12" draw:text-style-name="P20" draw:layer="layout" svg:width="1.594cm" svg:height="0.962cm" svg:x="13.97cm" svg:y="8.799cm">
          <draw:text-box>
            <text:p><text:span text:style-name="T19">Null</text:span></text:p>
          </draw:text-box>
        </draw:frame>
        <draw:custom-shape draw:style-name="gr10" draw:text-style-name="P14" draw:layer="layout" svg:width="2.54cm" svg:height="1.905cm" svg:x="17.038cm" svg:y="8.0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7.935cm" svg:y="7.949cm">
          <draw:text-box>
            <text:p><text:span text:style-name="T15">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</text:list-item>
            </text:list>
          </draw:text-box>
        </draw:frame>
        <draw:custom-shape draw:style-name="gr10" draw:text-style-name="P14" draw:layer="layout" svg:width="2.54cm" svg:height="1.905cm" svg:x="13.335cm" svg:y="4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20" draw:layer="layout" svg:width="1.594cm" svg:height="0.962cm" svg:x="13.97cm" svg:y="10.899cm">
          <draw:text-box>
            <text:p><text:span text:style-name="T19">Null</text:span></text:p>
          </draw:text-box>
        </draw:frame>
        <draw:custom-shape draw:style-name="gr10" draw:text-style-name="P14" draw:layer="layout" svg:width="2.54cm" svg:height="1.905cm" svg:x="13.336cm" svg:y="6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6.848cm">
          <draw:text-box>
            <text:p><text:span text:style-name="T15">Y</text:span></text:p>
          </draw:text-box>
        </draw:frame>
        <draw:custom-shape draw:style-name="gr10" draw:text-style-name="P14" draw:layer="layout" svg:width="2.54cm" svg:height="1.905cm" svg:x="13.337cm" svg:y="8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8.949cm">
          <draw:text-box>
            <text:p><text:span text:style-name="T15">X</text:span></text:p>
          </draw:text-box>
        </draw:frame>
        <draw:line draw:style-name="gr4" draw:text-style-name="P9" draw:layer="layout" svg:x1="19.739cm" svg:y1="8.255cm" svg:x2="26.089cm" svg:y2="8.255cm">
          <text:p/>
        </draw:line>
        <draw:frame draw:style-name="gr18" draw:text-style-name="P10" draw:layer="layout" svg:width="3.533cm" svg:height="0.962cm" svg:x="21.203cm" svg:y="6.749cm">
          <draw:text-box>
            <text:p><text:span text:style-name="T4">Push(Y, S)</text:span></text:p>
          </draw:text-box>
        </draw:frame>
        <draw:frame draw:style-name="gr16" draw:text-style-name="P24" draw:layer="layout" svg:width="3.783cm" svg:height="0.962cm" svg:x="9.144cm" svg:y="6.995cm">
          <draw:text-box>
            <text:p>TopOfStack</text:p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</text:list-item>
            </text:list>
          </draw:text-box>
        </draw:frame>
        <draw:custom-shape draw:style-name="gr10" draw:text-style-name="P14" draw:layer="layout" svg:width="2.54cm" svg:height="1.905cm" svg:x="13.335cm" svg:y="4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20" draw:layer="layout" svg:width="1.594cm" svg:height="0.962cm" svg:x="13.97cm" svg:y="12.899cm">
          <draw:text-box>
            <text:p><text:span text:style-name="T19">Null</text:span></text:p>
          </draw:text-box>
        </draw:frame>
        <draw:custom-shape draw:style-name="gr10" draw:text-style-name="P14" draw:layer="layout" svg:width="2.54cm" svg:height="1.905cm" svg:x="13.336cm" svg:y="6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6.848cm">
          <draw:text-box>
            <text:p><text:span text:style-name="T15">Z</text:span></text:p>
          </draw:text-box>
        </draw:frame>
        <draw:custom-shape draw:style-name="gr10" draw:text-style-name="P14" draw:layer="layout" svg:width="2.54cm" svg:height="1.905cm" svg:x="13.337cm" svg:y="8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0" draw:text-style-name="P14" draw:layer="layout" svg:width="2.54cm" svg:height="1.905cm" svg:x="13.338cm" svg:y="10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8.949cm">
          <draw:text-box>
            <text:p><text:span text:style-name="T15">Y</text:span></text:p>
          </draw:text-box>
        </draw:frame>
        <draw:frame draw:style-name="gr11" draw:text-style-name="P15" draw:layer="layout" svg:width="2.54cm" svg:height="0.683cm" svg:x="14.235cm" svg:y="10.85cm">
          <draw:text-box>
            <text:p><text:span text:style-name="T15">x</text:span></text:p>
          </draw:text-box>
        </draw:frame>
        <draw:line draw:style-name="gr4" draw:text-style-name="P9" draw:layer="layout" svg:x1="19.739cm" svg:y1="8.255cm" svg:x2="26.089cm" svg:y2="8.255cm">
          <text:p/>
        </draw:line>
        <draw:frame draw:style-name="gr18" draw:text-style-name="P10" draw:layer="layout" svg:width="3.533cm" svg:height="0.962cm" svg:x="21.203cm" svg:y="6.749cm">
          <draw:text-box>
            <text:p><text:span text:style-name="T4">Push(Z, S)</text:span></text:p>
          </draw:text-box>
        </draw:frame>
        <draw:frame draw:style-name="gr16" draw:text-style-name="P24" draw:layer="layout" svg:width="3.783cm" svg:height="0.962cm" svg:x="9.144cm" svg:y="6.995cm">
          <draw:text-box>
            <text:p>TopOfStack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</text:list-item>
            </text:list>
          </draw:text-box>
        </draw:frame>
        <draw:custom-shape draw:style-name="gr10" draw:text-style-name="P14" draw:layer="layout" svg:width="2.54cm" svg:height="1.905cm" svg:x="13.335cm" svg:y="4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20" draw:layer="layout" svg:width="1.594cm" svg:height="0.962cm" svg:x="13.97cm" svg:y="12.899cm">
          <draw:text-box>
            <text:p><text:span text:style-name="T19">Null</text:span></text:p>
          </draw:text-box>
        </draw:frame>
        <draw:custom-shape draw:style-name="gr10" draw:text-style-name="P14" draw:layer="layout" svg:width="2.54cm" svg:height="1.905cm" svg:x="13.336cm" svg:y="6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6.848cm">
          <draw:text-box>
            <text:p><text:span text:style-name="T15">Z</text:span></text:p>
          </draw:text-box>
        </draw:frame>
        <draw:custom-shape draw:style-name="gr10" draw:text-style-name="P14" draw:layer="layout" svg:width="2.54cm" svg:height="1.905cm" svg:x="13.337cm" svg:y="8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0" draw:text-style-name="P14" draw:layer="layout" svg:width="2.54cm" svg:height="1.905cm" svg:x="13.338cm" svg:y="10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8.949cm">
          <draw:text-box>
            <text:p><text:span text:style-name="T15">Y</text:span></text:p>
          </draw:text-box>
        </draw:frame>
        <draw:frame draw:style-name="gr11" draw:text-style-name="P15" draw:layer="layout" svg:width="2.54cm" svg:height="0.683cm" svg:x="14.235cm" svg:y="10.85cm">
          <draw:text-box>
            <text:p><text:span text:style-name="T15">X</text:span></text:p>
          </draw:text-box>
        </draw:frame>
        <draw:custom-shape draw:style-name="gr19" draw:text-style-name="P22" draw:layer="layout" svg:width="3.175cm" svg:height="1.968cm" svg:x="13.1cm" svg:y="4.88cm">
          <text:p text:style-name="P21"><text:span text:style-name="T20">Node</text:span></text:p>
          <draw:enhanced-geometry svg:viewBox="0 0 21600 21600" draw:type="rectangle" draw:enhanced-path="M 0 0 L 21600 0 21600 21600 0 21600 0 0 Z N"/>
        </draw:custom-shape>
        <draw:frame draw:style-name="gr20" draw:text-style-name="P25" draw:layer="layout" svg:width="6.111cm" svg:height="0.962cm" svg:x="16.563cm" svg:y="5.112cm">
          <draw:text-box>
            <text:p><text:span text:style-name="T22">Header of the Stack</text:span></text:p>
          </draw:text-box>
        </draw:frame>
        <draw:frame draw:style-name="gr16" draw:text-style-name="P24" draw:layer="layout" svg:width="3.783cm" svg:height="0.962cm" svg:x="9.144cm" svg:y="6.995cm">
          <draw:text-box>
            <text:p>TopOfStack</text:p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</text:list-item>
            </text:list>
          </draw:text-box>
        </draw:frame>
        <draw:custom-shape draw:style-name="gr10" draw:text-style-name="P14" draw:layer="layout" svg:width="2.54cm" svg:height="1.905cm" svg:x="13.335cm" svg:y="4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20" draw:layer="layout" svg:width="1.594cm" svg:height="0.962cm" svg:x="13.97cm" svg:y="12.899cm">
          <draw:text-box>
            <text:p><text:span text:style-name="T19">Null</text:span></text:p>
          </draw:text-box>
        </draw:frame>
        <draw:custom-shape draw:style-name="gr10" draw:text-style-name="P14" draw:layer="layout" svg:width="2.54cm" svg:height="1.905cm" svg:x="13.336cm" svg:y="6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6.848cm">
          <draw:text-box>
            <text:p><text:span text:style-name="T15">Z</text:span></text:p>
          </draw:text-box>
        </draw:frame>
        <draw:custom-shape draw:style-name="gr10" draw:text-style-name="P14" draw:layer="layout" svg:width="2.54cm" svg:height="1.905cm" svg:x="13.337cm" svg:y="8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0" draw:text-style-name="P14" draw:layer="layout" svg:width="2.54cm" svg:height="1.905cm" svg:x="13.338cm" svg:y="10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8.949cm">
          <draw:text-box>
            <text:p><text:span text:style-name="T15">Y</text:span></text:p>
          </draw:text-box>
        </draw:frame>
        <draw:frame draw:style-name="gr11" draw:text-style-name="P15" draw:layer="layout" svg:width="2.54cm" svg:height="0.683cm" svg:x="14.235cm" svg:y="10.85cm">
          <draw:text-box>
            <text:p><text:span text:style-name="T15">X</text:span></text:p>
          </draw:text-box>
        </draw:frame>
        <draw:custom-shape draw:style-name="gr19" draw:text-style-name="P22" draw:layer="layout" svg:width="3.175cm" svg:height="1.968cm" svg:x="13.1cm" svg:y="4.88cm">
          <text:p text:style-name="P21"><text:span text:style-name="T20">Node</text:span></text:p>
          <draw:enhanced-geometry svg:viewBox="0 0 21600 21600" draw:type="rectangle" draw:enhanced-path="M 0 0 L 21600 0 21600 21600 0 21600 0 0 Z N"/>
        </draw:custom-shape>
        <draw:frame draw:style-name="gr20" draw:text-style-name="P25" draw:layer="layout" svg:width="6.111cm" svg:height="0.962cm" svg:x="16.563cm" svg:y="5.112cm">
          <draw:text-box>
            <text:p><text:span text:style-name="T22">Header of the Stack</text:span></text:p>
          </draw:text-box>
        </draw:frame>
        <draw:line draw:style-name="gr21" draw:text-style-name="P26" draw:layer="layout" svg:x1="12.53cm" svg:y1="5.08cm" svg:x2="12.53cm" svg:y2="12.7cm">
          <text:p/>
        </draw:line>
        <draw:frame draw:style-name="gr22" draw:text-style-name="P24" draw:layer="layout" svg:width="11.471cm" svg:height="0.962cm" svg:x="0.955cm" svg:y="8.255cm">
          <draw:text-box>
            <text:p><text:span text:style-name="T1">Important:</text:span> Grows downward with O(1)</text:p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</text:list-item>
            </text:list>
          </draw:text-box>
        </draw:frame>
        <draw:custom-shape draw:style-name="gr10" draw:text-style-name="P14" draw:layer="layout" svg:width="2.54cm" svg:height="1.905cm" svg:x="13.335cm" svg:y="4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20" draw:layer="layout" svg:width="1.594cm" svg:height="0.962cm" svg:x="13.97cm" svg:y="12.899cm">
          <draw:text-box>
            <text:p><text:span text:style-name="T19">Null</text:span></text:p>
          </draw:text-box>
        </draw:frame>
        <draw:custom-shape draw:style-name="gr10" draw:text-style-name="P14" draw:layer="layout" svg:width="2.54cm" svg:height="1.905cm" svg:x="13.336cm" svg:y="6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6.848cm">
          <draw:text-box>
            <text:p><text:span text:style-name="T15">Z</text:span></text:p>
          </draw:text-box>
        </draw:frame>
        <draw:custom-shape draw:style-name="gr10" draw:text-style-name="P14" draw:layer="layout" svg:width="2.54cm" svg:height="1.905cm" svg:x="13.337cm" svg:y="8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0" draw:text-style-name="P14" draw:layer="layout" svg:width="2.54cm" svg:height="1.905cm" svg:x="13.338cm" svg:y="10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8.949cm">
          <draw:text-box>
            <text:p><text:span text:style-name="T15">Y</text:span></text:p>
          </draw:text-box>
        </draw:frame>
        <draw:frame draw:style-name="gr11" draw:text-style-name="P15" draw:layer="layout" svg:width="2.54cm" svg:height="0.683cm" svg:x="14.235cm" svg:y="10.85cm">
          <draw:text-box>
            <text:p><text:span text:style-name="T15">X</text:span></text:p>
          </draw:text-box>
        </draw:frame>
        <draw:custom-shape draw:style-name="gr19" draw:text-style-name="P22" draw:layer="layout" svg:width="3.175cm" svg:height="1.968cm" svg:x="13.1cm" svg:y="4.88cm">
          <text:p text:style-name="P21"><text:span text:style-name="T20">Node</text:span></text:p>
          <draw:enhanced-geometry svg:viewBox="0 0 21600 21600" draw:type="rectangle" draw:enhanced-path="M 0 0 L 21600 0 21600 21600 0 21600 0 0 Z N"/>
        </draw:custom-shape>
        <draw:frame draw:style-name="gr20" draw:text-style-name="P25" draw:layer="layout" svg:width="6.111cm" svg:height="0.962cm" svg:x="16.563cm" svg:y="5.112cm">
          <draw:text-box>
            <text:p><text:span text:style-name="T22">Header of the Stack</text:span></text:p>
          </draw:text-box>
        </draw:frame>
        <draw:frame draw:style-name="gr16" draw:text-style-name="P24" draw:layer="layout" svg:width="3.783cm" svg:height="0.962cm" svg:x="9.145cm" svg:y="6.995cm">
          <draw:text-box>
            <text:p>TopOfStack</text:p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</text:list-item>
            </text:list>
          </draw:text-box>
        </draw:frame>
        <draw:custom-shape draw:style-name="gr10" draw:text-style-name="P14" draw:layer="layout" svg:width="2.54cm" svg:height="1.905cm" svg:x="13.335cm" svg:y="4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20" draw:layer="layout" svg:width="1.594cm" svg:height="0.962cm" svg:x="13.97cm" svg:y="12.899cm">
          <draw:text-box>
            <text:p><text:span text:style-name="T19">Null</text:span></text:p>
          </draw:text-box>
        </draw:frame>
        <draw:custom-shape draw:style-name="gr10" draw:text-style-name="P14" draw:layer="layout" svg:width="2.54cm" svg:height="1.905cm" svg:x="13.336cm" svg:y="6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6.848cm">
          <draw:text-box>
            <text:p><text:span text:style-name="T15">Z</text:span></text:p>
          </draw:text-box>
        </draw:frame>
        <draw:custom-shape draw:style-name="gr10" draw:text-style-name="P14" draw:layer="layout" svg:width="2.54cm" svg:height="1.905cm" svg:x="13.337cm" svg:y="8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0" draw:text-style-name="P14" draw:layer="layout" svg:width="2.54cm" svg:height="1.905cm" svg:x="13.338cm" svg:y="10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8.949cm">
          <draw:text-box>
            <text:p><text:span text:style-name="T15">Y</text:span></text:p>
          </draw:text-box>
        </draw:frame>
        <draw:frame draw:style-name="gr11" draw:text-style-name="P15" draw:layer="layout" svg:width="2.54cm" svg:height="0.683cm" svg:x="14.235cm" svg:y="10.85cm">
          <draw:text-box>
            <text:p><text:span text:style-name="T15">X</text:span></text:p>
          </draw:text-box>
        </draw:frame>
        <draw:custom-shape draw:style-name="gr19" draw:text-style-name="P22" draw:layer="layout" svg:width="3.175cm" svg:height="1.968cm" svg:x="13.1cm" svg:y="4.88cm">
          <text:p text:style-name="P21"><text:span text:style-name="T20">Node</text:span></text:p>
          <draw:enhanced-geometry svg:viewBox="0 0 21600 21600" draw:type="rectangle" draw:enhanced-path="M 0 0 L 21600 0 21600 21600 0 21600 0 0 Z N"/>
        </draw:custom-shape>
        <draw:frame draw:style-name="gr20" draw:text-style-name="P25" draw:layer="layout" svg:width="6.111cm" svg:height="0.962cm" svg:x="16.563cm" svg:y="5.112cm">
          <draw:text-box>
            <text:p><text:span text:style-name="T22">Header of the Stack</text:span></text:p>
          </draw:text-box>
        </draw:frame>
        <draw:line draw:style-name="gr4" draw:text-style-name="P9" draw:layer="layout" svg:x1="2.567cm" svg:y1="8.315cm" svg:x2="8.917cm" svg:y2="8.315cm">
          <text:p/>
        </draw:line>
        <draw:frame draw:style-name="gr7" draw:text-style-name="P10" draw:layer="layout" svg:width="2.475cm" svg:height="0.962cm" svg:x="4.203cm" svg:y="6.749cm">
          <draw:text-box>
            <text:p><text:span text:style-name="T4">Pop(S)</text:span></text:p>
          </draw:text-box>
        </draw:frame>
        <draw:frame draw:style-name="gr16" draw:text-style-name="P24" draw:layer="layout" svg:width="3.783cm" svg:height="0.962cm" svg:x="9.145cm" svg:y="6.995cm">
          <draw:text-box>
            <text:p>TopOfStack</text:p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</text:list-item>
            </text:list>
          </draw:text-box>
        </draw:frame>
        <draw:custom-shape draw:style-name="gr10" draw:text-style-name="P14" draw:layer="layout" svg:width="2.54cm" svg:height="1.905cm" svg:x="13.335cm" svg:y="4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20" draw:layer="layout" svg:width="1.594cm" svg:height="0.962cm" svg:x="13.97cm" svg:y="12.899cm">
          <draw:text-box>
            <text:p><text:span text:style-name="T19">Null</text:span></text:p>
          </draw:text-box>
        </draw:frame>
        <draw:custom-shape draw:style-name="gr10" draw:text-style-name="P14" draw:layer="layout" svg:width="2.54cm" svg:height="1.905cm" svg:x="13.336cm" svg:y="6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6.848cm">
          <draw:text-box>
            <text:p><text:span text:style-name="T15">Z</text:span></text:p>
          </draw:text-box>
        </draw:frame>
        <draw:custom-shape draw:style-name="gr10" draw:text-style-name="P14" draw:layer="layout" svg:width="2.54cm" svg:height="1.905cm" svg:x="13.337cm" svg:y="8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0" draw:text-style-name="P14" draw:layer="layout" svg:width="2.54cm" svg:height="1.905cm" svg:x="13.338cm" svg:y="10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8.949cm">
          <draw:text-box>
            <text:p><text:span text:style-name="T15">Y</text:span></text:p>
          </draw:text-box>
        </draw:frame>
        <draw:frame draw:style-name="gr11" draw:text-style-name="P15" draw:layer="layout" svg:width="2.54cm" svg:height="0.683cm" svg:x="14.235cm" svg:y="10.85cm">
          <draw:text-box>
            <text:p><text:span text:style-name="T15">X</text:span></text:p>
          </draw:text-box>
        </draw:frame>
        <draw:frame draw:style-name="gr20" draw:text-style-name="P25" draw:layer="layout" svg:width="6.111cm" svg:height="0.962cm" svg:x="16.563cm" svg:y="5.112cm">
          <draw:text-box>
            <text:p><text:span text:style-name="T22">Header of the Stack</text:span></text:p>
          </draw:text-box>
        </draw:frame>
        <draw:line draw:style-name="gr4" draw:text-style-name="P9" draw:layer="layout" svg:x1="2.567cm" svg:y1="8.315cm" svg:x2="8.917cm" svg:y2="8.315cm">
          <text:p/>
        </draw:line>
        <draw:frame draw:style-name="gr7" draw:text-style-name="P10" draw:layer="layout" svg:width="2.475cm" svg:height="0.962cm" svg:x="4.203cm" svg:y="6.749cm">
          <draw:text-box>
            <text:p><text:span text:style-name="T4">Pop(S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</text:list-item>
            </text:list>
          </draw:text-box>
        </draw:frame>
        <draw:custom-shape draw:style-name="gr10" draw:text-style-name="P14" draw:layer="layout" svg:width="2.54cm" svg:height="1.905cm" svg:x="13.335cm" svg:y="4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20" draw:layer="layout" svg:width="1.594cm" svg:height="0.962cm" svg:x="13.97cm" svg:y="12.899cm">
          <draw:text-box>
            <text:p><text:span text:style-name="T19">Null</text:span></text:p>
          </draw:text-box>
        </draw:frame>
        <draw:custom-shape draw:style-name="gr10" draw:text-style-name="P14" draw:layer="layout" svg:width="2.54cm" svg:height="1.905cm" svg:x="13.336cm" svg:y="6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6.848cm">
          <draw:text-box>
            <text:p><text:span text:style-name="T15">Z</text:span></text:p>
          </draw:text-box>
        </draw:frame>
        <draw:custom-shape draw:style-name="gr10" draw:text-style-name="P14" draw:layer="layout" svg:width="2.54cm" svg:height="1.905cm" svg:x="13.337cm" svg:y="8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0" draw:text-style-name="P14" draw:layer="layout" svg:width="2.54cm" svg:height="1.905cm" svg:x="13.338cm" svg:y="10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8.949cm">
          <draw:text-box>
            <text:p><text:span text:style-name="T15">Y</text:span></text:p>
          </draw:text-box>
        </draw:frame>
        <draw:frame draw:style-name="gr11" draw:text-style-name="P15" draw:layer="layout" svg:width="2.54cm" svg:height="0.683cm" svg:x="14.235cm" svg:y="10.85cm">
          <draw:text-box>
            <text:p><text:span text:style-name="T15">X</text:span></text:p>
          </draw:text-box>
        </draw:frame>
        <draw:frame draw:style-name="gr20" draw:text-style-name="P25" draw:layer="layout" svg:width="6.111cm" svg:height="0.962cm" svg:x="16.563cm" svg:y="5.112cm">
          <draw:text-box>
            <text:p><text:span text:style-name="T22">Header of the Stack</text:span></text:p>
          </draw:text-box>
        </draw:frame>
        <draw:line draw:style-name="gr4" draw:text-style-name="P9" draw:layer="layout" svg:x1="2.567cm" svg:y1="8.315cm" svg:x2="8.917cm" svg:y2="8.315cm">
          <text:p/>
        </draw:line>
        <draw:frame draw:style-name="gr7" draw:text-style-name="P10" draw:layer="layout" svg:width="2.475cm" svg:height="0.962cm" svg:x="4.203cm" svg:y="6.749cm">
          <draw:text-box>
            <text:p><text:span text:style-name="T4">Pop(S)</text:span></text:p>
          </draw:text-box>
        </draw:frame>
        <draw:custom-shape draw:style-name="gr23" draw:text-style-name="P26" draw:layer="layout" svg:width="2.54cm" svg:height="1.905cm" svg:x="13.335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</text:list-item>
            </text:list>
          </draw:text-box>
        </draw:frame>
        <draw:custom-shape draw:style-name="gr24" draw:text-style-name="P14" draw:layer="layout" svg:width="2.54cm" svg:height="4cm" svg:x="13.335cm" svg:y="4.994cm">
          <text:p/>
          <draw:enhanced-geometry svg:viewBox="0 0 21600 21600" draw:mirror-horizontal="false" draw:mirror-vertical="true" draw:text-areas="0 ?f0 21600 21600" draw:type="up-arrow-callout" draw:modifiers="16885.6243441763 8092.56198347107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20" draw:layer="layout" svg:width="1.594cm" svg:height="0.962cm" svg:x="13.97cm" svg:y="12.899cm">
          <draw:text-box>
            <text:p><text:span text:style-name="T19">Null</text:span></text:p>
          </draw:text-box>
        </draw:frame>
        <draw:custom-shape draw:style-name="gr10" draw:text-style-name="P14" draw:layer="layout" svg:width="2.54cm" svg:height="1.905cm" svg:x="13.336cm" svg:y="6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6.848cm">
          <draw:text-box>
            <text:p><text:span text:style-name="T15">Z</text:span></text:p>
          </draw:text-box>
        </draw:frame>
        <draw:custom-shape draw:style-name="gr10" draw:text-style-name="P14" draw:layer="layout" svg:width="2.54cm" svg:height="1.905cm" svg:x="13.337cm" svg:y="8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0" draw:text-style-name="P14" draw:layer="layout" svg:width="2.54cm" svg:height="1.905cm" svg:x="13.338cm" svg:y="10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8.949cm">
          <draw:text-box>
            <text:p><text:span text:style-name="T15">Y</text:span></text:p>
          </draw:text-box>
        </draw:frame>
        <draw:frame draw:style-name="gr11" draw:text-style-name="P15" draw:layer="layout" svg:width="2.54cm" svg:height="0.683cm" svg:x="14.235cm" svg:y="10.85cm">
          <draw:text-box>
            <text:p><text:span text:style-name="T15">X</text:span></text:p>
          </draw:text-box>
        </draw:frame>
        <draw:frame draw:style-name="gr20" draw:text-style-name="P25" draw:layer="layout" svg:width="6.111cm" svg:height="0.962cm" svg:x="16.563cm" svg:y="5.112cm">
          <draw:text-box>
            <text:p><text:span text:style-name="T22">Header of the Stack</text:span></text:p>
          </draw:text-box>
        </draw:frame>
        <draw:line draw:style-name="gr4" draw:text-style-name="P9" draw:layer="layout" svg:x1="2.567cm" svg:y1="8.315cm" svg:x2="8.917cm" svg:y2="8.315cm">
          <text:p/>
        </draw:line>
        <draw:frame draw:style-name="gr7" draw:text-style-name="P10" draw:layer="layout" svg:width="2.475cm" svg:height="0.962cm" svg:x="4.203cm" svg:y="6.749cm">
          <draw:text-box>
            <text:p><text:span text:style-name="T4">Pop(S)</text:span></text:p>
          </draw:text-box>
        </draw:frame>
        <draw:custom-shape draw:style-name="gr25" draw:text-style-name="P26" draw:layer="layout" svg:width="2.54cm" svg:height="1.905cm" svg:x="13.335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</text:list-item>
            </text:list>
          </draw:text-box>
        </draw:frame>
        <draw:custom-shape draw:style-name="gr24" draw:text-style-name="P14" draw:layer="layout" svg:width="2.54cm" svg:height="4cm" svg:x="13.335cm" svg:y="4.994cm">
          <text:p/>
          <draw:enhanced-geometry svg:viewBox="0 0 21600 21600" draw:mirror-horizontal="false" draw:mirror-vertical="true" draw:text-areas="0 ?f0 21600 21600" draw:type="up-arrow-callout" draw:modifiers="16885.6243441763 8092.56198347107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20" draw:layer="layout" svg:width="1.594cm" svg:height="0.962cm" svg:x="13.97cm" svg:y="12.899cm">
          <draw:text-box>
            <text:p><text:span text:style-name="T19">Null</text:span></text:p>
          </draw:text-box>
        </draw:frame>
        <draw:custom-shape draw:style-name="gr10" draw:text-style-name="P14" draw:layer="layout" svg:width="2.54cm" svg:height="1.905cm" svg:x="13.336cm" svg:y="6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6.848cm">
          <draw:text-box>
            <text:p><text:span text:style-name="T15">Z</text:span></text:p>
          </draw:text-box>
        </draw:frame>
        <draw:custom-shape draw:style-name="gr10" draw:text-style-name="P14" draw:layer="layout" svg:width="2.54cm" svg:height="1.905cm" svg:x="13.337cm" svg:y="8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0" draw:text-style-name="P14" draw:layer="layout" svg:width="2.54cm" svg:height="1.905cm" svg:x="13.338cm" svg:y="10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8.949cm">
          <draw:text-box>
            <text:p><text:span text:style-name="T15">Y</text:span></text:p>
          </draw:text-box>
        </draw:frame>
        <draw:frame draw:style-name="gr11" draw:text-style-name="P15" draw:layer="layout" svg:width="2.54cm" svg:height="0.683cm" svg:x="14.235cm" svg:y="10.85cm">
          <draw:text-box>
            <text:p><text:span text:style-name="T15">X</text:span></text:p>
          </draw:text-box>
        </draw:frame>
        <draw:frame draw:style-name="gr20" draw:text-style-name="P25" draw:layer="layout" svg:width="6.111cm" svg:height="0.962cm" svg:x="16.563cm" svg:y="5.112cm">
          <draw:text-box>
            <text:p><text:span text:style-name="T22">Header of the Stack</text:span></text:p>
          </draw:text-box>
        </draw:frame>
        <draw:line draw:style-name="gr4" draw:text-style-name="P9" draw:layer="layout" svg:x1="2.567cm" svg:y1="8.315cm" svg:x2="8.917cm" svg:y2="8.315cm">
          <text:p/>
        </draw:line>
        <draw:frame draw:style-name="gr7" draw:text-style-name="P10" draw:layer="layout" svg:width="2.475cm" svg:height="0.962cm" svg:x="4.203cm" svg:y="6.749cm">
          <draw:text-box>
            <text:p><text:span text:style-name="T4">Pop(S)</text:span></text:p>
          </draw:text-box>
        </draw:frame>
        <draw:custom-shape draw:style-name="gr25" draw:text-style-name="P26" draw:layer="layout" svg:width="2.54cm" svg:height="1.905cm" svg:x="13.335cm" svg:y="6.985cm">
          <text:p/>
          <draw:enhanced-geometry svg:viewBox="0 0 21600 21600" draw:type="rectangle" draw:enhanced-path="M 0 0 L 21600 0 21600 21600 0 21600 0 0 Z N"/>
        </draw:custom-shape>
        <draw:frame draw:style-name="gr26" draw:text-style-name="P25" draw:layer="layout" svg:width="2.018cm" svg:height="0.962cm" svg:x="16.564cm" svg:y="7.512cm">
          <draw:text-box>
            <text:p><text:span text:style-name="T22">free(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</text:list-item>
            </text:list>
          </draw:text-box>
        </draw:frame>
        <draw:custom-shape draw:style-name="gr24" draw:text-style-name="P14" draw:layer="layout" svg:width="2.54cm" svg:height="4cm" svg:x="13.335cm" svg:y="4.994cm">
          <text:p/>
          <draw:enhanced-geometry svg:viewBox="0 0 21600 21600" draw:mirror-horizontal="false" draw:mirror-vertical="true" draw:text-areas="0 ?f0 21600 21600" draw:type="up-arrow-callout" draw:modifiers="16885.6243441763 8092.56198347107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20" draw:layer="layout" svg:width="1.594cm" svg:height="0.962cm" svg:x="13.97cm" svg:y="12.899cm">
          <draw:text-box>
            <text:p><text:span text:style-name="T19">Null</text:span></text:p>
          </draw:text-box>
        </draw:frame>
        <draw:custom-shape draw:style-name="gr10" draw:text-style-name="P14" draw:layer="layout" svg:width="2.54cm" svg:height="1.905cm" svg:x="13.337cm" svg:y="8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0" draw:text-style-name="P14" draw:layer="layout" svg:width="2.54cm" svg:height="1.905cm" svg:x="13.338cm" svg:y="10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8.949cm">
          <draw:text-box>
            <text:p><text:span text:style-name="T15">Y</text:span></text:p>
          </draw:text-box>
        </draw:frame>
        <draw:frame draw:style-name="gr11" draw:text-style-name="P15" draw:layer="layout" svg:width="2.54cm" svg:height="0.683cm" svg:x="14.235cm" svg:y="10.85cm">
          <draw:text-box>
            <text:p><text:span text:style-name="T15">X</text:span></text:p>
          </draw:text-box>
        </draw:frame>
        <draw:frame draw:style-name="gr20" draw:text-style-name="P25" draw:layer="layout" svg:width="6.111cm" svg:height="0.962cm" svg:x="16.563cm" svg:y="5.112cm">
          <draw:text-box>
            <text:p><text:span text:style-name="T22">Header of the Stack</text:span></text:p>
          </draw:text-box>
        </draw:frame>
        <draw:line draw:style-name="gr4" draw:text-style-name="P9" draw:layer="layout" svg:x1="2.567cm" svg:y1="8.315cm" svg:x2="8.917cm" svg:y2="8.315cm">
          <text:p/>
        </draw:line>
        <draw:frame draw:style-name="gr7" draw:text-style-name="P10" draw:layer="layout" svg:width="2.475cm" svg:height="0.962cm" svg:x="4.203cm" svg:y="6.749cm">
          <draw:text-box>
            <text:p><text:span text:style-name="T4">Pop(S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</text:list-item>
            </text:list>
          </draw:text-box>
        </draw:frame>
        <draw:custom-shape draw:style-name="gr24" draw:text-style-name="P14" draw:layer="layout" svg:width="2.54cm" svg:height="4cm" svg:x="13.335cm" svg:y="4.994cm">
          <text:p/>
          <draw:enhanced-geometry svg:viewBox="0 0 21600 21600" draw:mirror-horizontal="false" draw:mirror-vertical="true" draw:text-areas="0 ?f0 21600 21600" draw:type="up-arrow-callout" draw:modifiers="16885.6243441763 8092.56198347107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20" draw:layer="layout" svg:width="1.594cm" svg:height="0.962cm" svg:x="13.97cm" svg:y="12.899cm">
          <draw:text-box>
            <text:p><text:span text:style-name="T19">Null</text:span></text:p>
          </draw:text-box>
        </draw:frame>
        <draw:custom-shape draw:style-name="gr10" draw:text-style-name="P14" draw:layer="layout" svg:width="2.54cm" svg:height="1.905cm" svg:x="13.337cm" svg:y="8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0" draw:text-style-name="P14" draw:layer="layout" svg:width="2.54cm" svg:height="1.905cm" svg:x="13.338cm" svg:y="10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8.949cm">
          <draw:text-box>
            <text:p><text:span text:style-name="T15">Y</text:span></text:p>
          </draw:text-box>
        </draw:frame>
        <draw:frame draw:style-name="gr11" draw:text-style-name="P15" draw:layer="layout" svg:width="2.54cm" svg:height="0.683cm" svg:x="14.235cm" svg:y="10.85cm">
          <draw:text-box>
            <text:p><text:span text:style-name="T15">X</text:span></text:p>
          </draw:text-box>
        </draw:frame>
        <draw:frame draw:style-name="gr20" draw:text-style-name="P25" draw:layer="layout" svg:width="6.111cm" svg:height="0.962cm" svg:x="16.563cm" svg:y="5.112cm">
          <draw:text-box>
            <text:p><text:span text:style-name="T22">Header of the Stack</text:span></text:p>
          </draw:text-box>
        </draw:frame>
        <draw:line draw:style-name="gr4" draw:text-style-name="P9" draw:layer="layout" svg:x1="2.567cm" svg:y1="8.315cm" svg:x2="8.917cm" svg:y2="8.315cm">
          <text:p/>
        </draw:line>
        <draw:frame draw:style-name="gr7" draw:text-style-name="P10" draw:layer="layout" svg:width="2.475cm" svg:height="0.962cm" svg:x="4.203cm" svg:y="6.749cm">
          <draw:text-box>
            <text:p><text:span text:style-name="T4">Pop(S)</text:span></text:p>
          </draw:text-box>
        </draw:frame>
        <draw:custom-shape draw:style-name="gr25" draw:text-style-name="P26" draw:layer="layout" svg:width="2.54cm" svg:height="1.905cm" svg:x="13.335cm" svg:y="8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</text:list-item>
            </text:list>
          </draw:text-box>
        </draw:frame>
        <draw:custom-shape draw:style-name="gr27" draw:text-style-name="P14" draw:layer="layout" svg:width="2.54cm" svg:height="6cm" svg:x="13.335cm" svg:y="4.994cm">
          <text:p/>
          <draw:enhanced-geometry svg:viewBox="0 0 21600 21600" draw:mirror-horizontal="false" draw:mirror-vertical="true" draw:text-areas="0 ?f0 21600 21600" draw:type="up-arrow-callout" draw:modifiers="16885.6243441763 8092.56198347107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20" draw:layer="layout" svg:width="1.594cm" svg:height="0.962cm" svg:x="13.97cm" svg:y="12.899cm">
          <draw:text-box>
            <text:p><text:span text:style-name="T19">Null</text:span></text:p>
          </draw:text-box>
        </draw:frame>
        <draw:custom-shape draw:style-name="gr10" draw:text-style-name="P14" draw:layer="layout" svg:width="2.54cm" svg:height="1.905cm" svg:x="13.337cm" svg:y="8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0" draw:text-style-name="P14" draw:layer="layout" svg:width="2.54cm" svg:height="1.905cm" svg:x="13.338cm" svg:y="10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8.949cm">
          <draw:text-box>
            <text:p><text:span text:style-name="T15">Y</text:span></text:p>
          </draw:text-box>
        </draw:frame>
        <draw:frame draw:style-name="gr11" draw:text-style-name="P15" draw:layer="layout" svg:width="2.54cm" svg:height="0.683cm" svg:x="14.235cm" svg:y="10.85cm">
          <draw:text-box>
            <text:p><text:span text:style-name="T15">X</text:span></text:p>
          </draw:text-box>
        </draw:frame>
        <draw:frame draw:style-name="gr20" draw:text-style-name="P25" draw:layer="layout" svg:width="6.111cm" svg:height="0.962cm" svg:x="16.563cm" svg:y="5.112cm">
          <draw:text-box>
            <text:p><text:span text:style-name="T22">Header of the Stack</text:span></text:p>
          </draw:text-box>
        </draw:frame>
        <draw:line draw:style-name="gr4" draw:text-style-name="P9" draw:layer="layout" svg:x1="2.567cm" svg:y1="8.315cm" svg:x2="8.917cm" svg:y2="8.315cm">
          <text:p/>
        </draw:line>
        <draw:frame draw:style-name="gr7" draw:text-style-name="P10" draw:layer="layout" svg:width="2.475cm" svg:height="0.962cm" svg:x="4.203cm" svg:y="6.749cm">
          <draw:text-box>
            <text:p><text:span text:style-name="T4">Pop(S)</text:span></text:p>
          </draw:text-box>
        </draw:frame>
        <draw:custom-shape draw:style-name="gr25" draw:text-style-name="P26" draw:layer="layout" svg:width="2.54cm" svg:height="1.905cm" svg:x="13.335cm" svg:y="8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</text:list-item>
            </text:list>
          </draw:text-box>
        </draw:frame>
        <draw:custom-shape draw:style-name="gr27" draw:text-style-name="P14" draw:layer="layout" svg:width="2.54cm" svg:height="6cm" svg:x="13.335cm" svg:y="4.994cm">
          <text:p/>
          <draw:enhanced-geometry svg:viewBox="0 0 21600 21600" draw:mirror-horizontal="false" draw:mirror-vertical="true" draw:text-areas="0 ?f0 21600 21600" draw:type="up-arrow-callout" draw:modifiers="16885.6243441763 8092.56198347107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20" draw:layer="layout" svg:width="1.594cm" svg:height="0.962cm" svg:x="13.97cm" svg:y="12.899cm">
          <draw:text-box>
            <text:p><text:span text:style-name="T19">Null</text:span></text:p>
          </draw:text-box>
        </draw:frame>
        <draw:custom-shape draw:style-name="gr10" draw:text-style-name="P14" draw:layer="layout" svg:width="2.54cm" svg:height="1.905cm" svg:x="13.337cm" svg:y="8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0" draw:text-style-name="P14" draw:layer="layout" svg:width="2.54cm" svg:height="1.905cm" svg:x="13.338cm" svg:y="10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8.949cm">
          <draw:text-box>
            <text:p><text:span text:style-name="T15">Y</text:span></text:p>
          </draw:text-box>
        </draw:frame>
        <draw:frame draw:style-name="gr11" draw:text-style-name="P15" draw:layer="layout" svg:width="2.54cm" svg:height="0.683cm" svg:x="14.235cm" svg:y="10.85cm">
          <draw:text-box>
            <text:p><text:span text:style-name="T15">X</text:span></text:p>
          </draw:text-box>
        </draw:frame>
        <draw:frame draw:style-name="gr20" draw:text-style-name="P25" draw:layer="layout" svg:width="6.111cm" svg:height="0.962cm" svg:x="16.563cm" svg:y="5.112cm">
          <draw:text-box>
            <text:p><text:span text:style-name="T22">Header of the Stack</text:span></text:p>
          </draw:text-box>
        </draw:frame>
        <draw:line draw:style-name="gr4" draw:text-style-name="P9" draw:layer="layout" svg:x1="2.567cm" svg:y1="8.315cm" svg:x2="8.917cm" svg:y2="8.315cm">
          <text:p/>
        </draw:line>
        <draw:frame draw:style-name="gr7" draw:text-style-name="P10" draw:layer="layout" svg:width="2.475cm" svg:height="0.962cm" svg:x="4.203cm" svg:y="6.749cm">
          <draw:text-box>
            <text:p><text:span text:style-name="T4">Pop(S)</text:span></text:p>
          </draw:text-box>
        </draw:frame>
        <draw:custom-shape draw:style-name="gr25" draw:text-style-name="P26" draw:layer="layout" svg:width="2.54cm" svg:height="1.905cm" svg:x="13.335cm" svg:y="8.985cm">
          <text:p/>
          <draw:enhanced-geometry svg:viewBox="0 0 21600 21600" draw:type="rectangle" draw:enhanced-path="M 0 0 L 21600 0 21600 21600 0 21600 0 0 Z N"/>
        </draw:custom-shape>
        <draw:frame draw:style-name="gr26" draw:text-style-name="P25" draw:layer="layout" svg:width="2.018cm" svg:height="0.962cm" svg:x="16.564cm" svg:y="9.512cm">
          <draw:text-box>
            <text:p><text:span text:style-name="T22">free(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</text:list-item>
            </text:list>
          </draw:text-box>
        </draw:frame>
        <draw:custom-shape draw:style-name="gr27" draw:text-style-name="P14" draw:layer="layout" svg:width="2.54cm" svg:height="6cm" svg:x="13.335cm" svg:y="4.994cm">
          <text:p/>
          <draw:enhanced-geometry svg:viewBox="0 0 21600 21600" draw:mirror-horizontal="false" draw:mirror-vertical="true" draw:text-areas="0 ?f0 21600 21600" draw:type="up-arrow-callout" draw:modifiers="16885.6243441763 8092.56198347107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20" draw:layer="layout" svg:width="1.594cm" svg:height="0.962cm" svg:x="13.97cm" svg:y="12.899cm">
          <draw:text-box>
            <text:p><text:span text:style-name="T19">Null</text:span></text:p>
          </draw:text-box>
        </draw:frame>
        <draw:custom-shape draw:style-name="gr10" draw:text-style-name="P14" draw:layer="layout" svg:width="2.54cm" svg:height="1.905cm" svg:x="13.338cm" svg:y="10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10.85cm">
          <draw:text-box>
            <text:p><text:span text:style-name="T15">X</text:span></text:p>
          </draw:text-box>
        </draw:frame>
        <draw:frame draw:style-name="gr20" draw:text-style-name="P25" draw:layer="layout" svg:width="6.111cm" svg:height="0.962cm" svg:x="16.563cm" svg:y="5.112cm">
          <draw:text-box>
            <text:p><text:span text:style-name="T22">Header of the Stack</text:span></text:p>
          </draw:text-box>
        </draw:frame>
        <draw:line draw:style-name="gr4" draw:text-style-name="P9" draw:layer="layout" svg:x1="2.567cm" svg:y1="8.315cm" svg:x2="8.917cm" svg:y2="8.315cm">
          <text:p/>
        </draw:line>
        <draw:frame draw:style-name="gr7" draw:text-style-name="P10" draw:layer="layout" svg:width="2.475cm" svg:height="0.962cm" svg:x="4.203cm" svg:y="6.749cm">
          <draw:text-box>
            <text:p><text:span text:style-name="T4">Pop(S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</text:list-item>
            </text:list>
          </draw:text-box>
        </draw:frame>
        <draw:custom-shape draw:style-name="gr28" draw:text-style-name="P14" draw:layer="layout" svg:width="2.54cm" svg:height="5.991cm" svg:x="13.335cm" svg:y="4.985cm">
          <text:p/>
          <draw:enhanced-geometry svg:viewBox="0 0 21600 21600" draw:mirror-horizontal="false" draw:mirror-vertical="true" draw:text-areas="0 ?f0 21600 21600" draw:type="up-arrow-callout" draw:modifiers="16885.6243441763 8092.56198347107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20" draw:layer="layout" svg:width="1.594cm" svg:height="0.962cm" svg:x="13.97cm" svg:y="12.899cm">
          <draw:text-box>
            <text:p><text:span text:style-name="T19">Null</text:span></text:p>
          </draw:text-box>
        </draw:frame>
        <draw:custom-shape draw:style-name="gr10" draw:text-style-name="P14" draw:layer="layout" svg:width="2.54cm" svg:height="1.905cm" svg:x="13.338cm" svg:y="10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10.85cm">
          <draw:text-box>
            <text:p><text:span text:style-name="T15">X</text:span></text:p>
          </draw:text-box>
        </draw:frame>
        <draw:frame draw:style-name="gr20" draw:text-style-name="P25" draw:layer="layout" svg:width="6.111cm" svg:height="0.962cm" svg:x="16.563cm" svg:y="5.112cm">
          <draw:text-box>
            <text:p><text:span text:style-name="T22">Header of the Stack</text:span></text:p>
          </draw:text-box>
        </draw:frame>
        <draw:line draw:style-name="gr4" draw:text-style-name="P9" draw:layer="layout" svg:x1="2.567cm" svg:y1="8.315cm" svg:x2="8.917cm" svg:y2="8.315cm">
          <text:p/>
        </draw:line>
        <draw:frame draw:style-name="gr7" draw:text-style-name="P10" draw:layer="layout" svg:width="2.475cm" svg:height="0.962cm" svg:x="4.203cm" svg:y="6.749cm">
          <draw:text-box>
            <text:p><text:span text:style-name="T4">Pop(S)</text:span></text:p>
          </draw:text-box>
        </draw:frame>
        <draw:custom-shape draw:style-name="gr25" draw:text-style-name="P26" draw:layer="layout" svg:width="2.54cm" svg:height="1.905cm" svg:x="13.335cm" svg:y="10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</text:list-item>
            </text:list>
          </draw:text-box>
        </draw:frame>
        <draw:custom-shape draw:style-name="gr29" draw:text-style-name="P14" draw:layer="layout" svg:width="2.54cm" svg:height="7.825cm" svg:x="13.335cm" svg:y="4.985cm">
          <text:p/>
          <draw:enhanced-geometry svg:viewBox="0 0 21600 21600" draw:mirror-horizontal="false" draw:mirror-vertical="true" draw:text-areas="0 ?f0 21600 21600" draw:type="up-arrow-callout" draw:modifiers="16885.6243441763 8092.56198347107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20" draw:layer="layout" svg:width="1.594cm" svg:height="0.962cm" svg:x="13.97cm" svg:y="12.899cm">
          <draw:text-box>
            <text:p><text:span text:style-name="T19">Null</text:span></text:p>
          </draw:text-box>
        </draw:frame>
        <draw:custom-shape draw:style-name="gr10" draw:text-style-name="P14" draw:layer="layout" svg:width="2.54cm" svg:height="1.905cm" svg:x="13.338cm" svg:y="10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10.85cm">
          <draw:text-box>
            <text:p><text:span text:style-name="T15">X</text:span></text:p>
          </draw:text-box>
        </draw:frame>
        <draw:frame draw:style-name="gr20" draw:text-style-name="P25" draw:layer="layout" svg:width="6.111cm" svg:height="0.962cm" svg:x="16.563cm" svg:y="5.112cm">
          <draw:text-box>
            <text:p><text:span text:style-name="T22">Header of the Stack</text:span></text:p>
          </draw:text-box>
        </draw:frame>
        <draw:line draw:style-name="gr4" draw:text-style-name="P9" draw:layer="layout" svg:x1="2.567cm" svg:y1="8.315cm" svg:x2="8.917cm" svg:y2="8.315cm">
          <text:p/>
        </draw:line>
        <draw:frame draw:style-name="gr7" draw:text-style-name="P10" draw:layer="layout" svg:width="2.475cm" svg:height="0.962cm" svg:x="4.203cm" svg:y="6.749cm">
          <draw:text-box>
            <text:p><text:span text:style-name="T4">Pop(S)</text:span></text:p>
          </draw:text-box>
        </draw:frame>
        <draw:custom-shape draw:style-name="gr25" draw:text-style-name="P26" draw:layer="layout" svg:width="2.54cm" svg:height="1.905cm" svg:x="13.335cm" svg:y="10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</text:list-item>
            </text:list>
          </draw:text-box>
        </draw:frame>
        <draw:custom-shape draw:style-name="gr30" draw:text-style-name="P14" draw:layer="layout" svg:width="2.54cm" svg:height="7.896cm" svg:x="13.335cm" svg:y="4.994cm">
          <text:p/>
          <draw:enhanced-geometry svg:viewBox="0 0 21600 21600" draw:mirror-horizontal="false" draw:mirror-vertical="true" draw:text-areas="0 ?f0 21600 21600" draw:type="up-arrow-callout" draw:modifiers="16885.6243441763 8092.56198347107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20" draw:layer="layout" svg:width="1.594cm" svg:height="0.962cm" svg:x="13.97cm" svg:y="12.899cm">
          <draw:text-box>
            <text:p><text:span text:style-name="T19">Null</text:span></text:p>
          </draw:text-box>
        </draw:frame>
        <draw:custom-shape draw:style-name="gr10" draw:text-style-name="P14" draw:layer="layout" svg:width="2.54cm" svg:height="1.905cm" svg:x="13.338cm" svg:y="10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10.85cm">
          <draw:text-box>
            <text:p><text:span text:style-name="T15">X</text:span></text:p>
          </draw:text-box>
        </draw:frame>
        <draw:frame draw:style-name="gr20" draw:text-style-name="P25" draw:layer="layout" svg:width="6.111cm" svg:height="0.962cm" svg:x="16.563cm" svg:y="5.112cm">
          <draw:text-box>
            <text:p><text:span text:style-name="T22">Header of the Stack</text:span></text:p>
          </draw:text-box>
        </draw:frame>
        <draw:line draw:style-name="gr4" draw:text-style-name="P9" draw:layer="layout" svg:x1="2.567cm" svg:y1="8.315cm" svg:x2="8.917cm" svg:y2="8.315cm">
          <text:p/>
        </draw:line>
        <draw:frame draw:style-name="gr7" draw:text-style-name="P10" draw:layer="layout" svg:width="2.475cm" svg:height="0.962cm" svg:x="4.203cm" svg:y="6.749cm">
          <draw:text-box>
            <text:p><text:span text:style-name="T4">Pop(S)</text:span></text:p>
          </draw:text-box>
        </draw:frame>
        <draw:custom-shape draw:style-name="gr25" draw:text-style-name="P26" draw:layer="layout" svg:width="2.54cm" svg:height="1.905cm" svg:x="13.335cm" svg:y="10.985cm">
          <text:p/>
          <draw:enhanced-geometry svg:viewBox="0 0 21600 21600" draw:type="rectangle" draw:enhanced-path="M 0 0 L 21600 0 21600 21600 0 21600 0 0 Z N"/>
        </draw:custom-shape>
        <draw:frame draw:style-name="gr26" draw:text-style-name="P25" draw:layer="layout" svg:width="2.018cm" svg:height="0.962cm" svg:x="16.564cm" svg:y="11.512cm">
          <draw:text-box>
            <text:p><text:span text:style-name="T22">free(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</text:list-item>
            </text:list>
          </draw:text-box>
        </draw:frame>
        <draw:custom-shape draw:style-name="gr30" draw:text-style-name="P14" draw:layer="layout" svg:width="2.54cm" svg:height="7.896cm" svg:x="13.335cm" svg:y="4.994cm">
          <text:p/>
          <draw:enhanced-geometry svg:viewBox="0 0 21600 21600" draw:mirror-horizontal="false" draw:mirror-vertical="true" draw:text-areas="0 ?f0 21600 21600" draw:type="up-arrow-callout" draw:modifiers="16885.6243441763 8092.56198347107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20" draw:layer="layout" svg:width="1.594cm" svg:height="0.962cm" svg:x="13.97cm" svg:y="12.899cm">
          <draw:text-box>
            <text:p><text:span text:style-name="T19">Null</text:span></text:p>
          </draw:text-box>
        </draw:frame>
        <draw:frame draw:style-name="gr20" draw:text-style-name="P25" draw:layer="layout" svg:width="6.111cm" svg:height="0.962cm" svg:x="16.563cm" svg:y="5.112cm">
          <draw:text-box>
            <text:p><text:span text:style-name="T22">Header of the Stack</text:span></text:p>
          </draw:text-box>
        </draw:frame>
        <draw:line draw:style-name="gr4" draw:text-style-name="P9" draw:layer="layout" svg:x1="2.567cm" svg:y1="8.315cm" svg:x2="8.917cm" svg:y2="8.315cm">
          <text:p/>
        </draw:line>
        <draw:frame draw:style-name="gr7" draw:text-style-name="P10" draw:layer="layout" svg:width="2.475cm" svg:height="0.962cm" svg:x="4.203cm" svg:y="6.749cm">
          <draw:text-box>
            <text:p><text:span text:style-name="T4">Pop(S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  <text:list>
                  <text:list-item>
                    <text:p><text:span text:style-name="T18">Empty stack</text:span></text:p>
                  </text:list-item>
                </text:list>
              </text:list-item>
            </text:list>
          </draw:text-box>
        </draw:frame>
        <draw:custom-shape draw:style-name="gr30" draw:text-style-name="P14" draw:layer="layout" svg:width="2.54cm" svg:height="7.896cm" svg:x="13.335cm" svg:y="4.994cm">
          <text:p/>
          <draw:enhanced-geometry svg:viewBox="0 0 21600 21600" draw:mirror-horizontal="false" draw:mirror-vertical="true" draw:text-areas="0 ?f0 21600 21600" draw:type="up-arrow-callout" draw:modifiers="16885.6243441763 8092.56198347107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20" draw:layer="layout" svg:width="1.594cm" svg:height="0.962cm" svg:x="13.97cm" svg:y="12.899cm">
          <draw:text-box>
            <text:p><text:span text:style-name="T19">Null</text:span></text:p>
          </draw:text-box>
        </draw:frame>
        <draw:frame draw:style-name="gr20" draw:text-style-name="P25" draw:layer="layout" svg:width="6.111cm" svg:height="0.962cm" svg:x="16.563cm" svg:y="5.112cm">
          <draw:text-box>
            <text:p><text:span text:style-name="T22">Header of the Stack</text:span></text:p>
          </draw:text-box>
        </draw:frame>
        <draw:line draw:style-name="gr4" draw:text-style-name="P9" draw:layer="layout" svg:x1="2.567cm" svg:y1="8.315cm" svg:x2="8.917cm" svg:y2="8.315cm">
          <text:p/>
        </draw:line>
        <draw:frame draw:style-name="gr7" draw:text-style-name="P10" draw:layer="layout" svg:width="2.475cm" svg:height="0.962cm" svg:x="4.203cm" svg:y="6.749cm">
          <draw:text-box>
            <text:p><text:span text:style-name="T4">Pop(S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  <text:list>
                  <text:list-item>
                    <text:p><text:span text:style-name="T18">Empty stack</text:span></text:p>
                  </text:list-item>
                </text:list>
              </text:list-item>
            </text:list>
          </draw:text-box>
        </draw:frame>
        <draw:custom-shape draw:style-name="gr30" draw:text-style-name="P14" draw:layer="layout" svg:width="2.54cm" svg:height="7.896cm" svg:x="13.335cm" svg:y="4.994cm">
          <text:p/>
          <draw:enhanced-geometry svg:viewBox="0 0 21600 21600" draw:mirror-horizontal="false" draw:mirror-vertical="true" draw:text-areas="0 ?f0 21600 21600" draw:type="up-arrow-callout" draw:modifiers="16885.6243441763 8092.56198347107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20" draw:layer="layout" svg:width="1.594cm" svg:height="0.962cm" svg:x="13.97cm" svg:y="12.899cm">
          <draw:text-box>
            <text:p><text:span text:style-name="T19">Null</text:span></text:p>
          </draw:text-box>
        </draw:frame>
        <draw:frame draw:style-name="gr20" draw:text-style-name="P25" draw:layer="layout" svg:width="6.111cm" svg:height="0.962cm" svg:x="16.563cm" svg:y="5.112cm">
          <draw:text-box>
            <text:p><text:span text:style-name="T22">Header of the Stack</text:span></text:p>
          </draw:text-box>
        </draw:frame>
        <draw:line draw:style-name="gr4" draw:text-style-name="P9" draw:layer="layout" svg:x1="2.567cm" svg:y1="8.315cm" svg:x2="8.917cm" svg:y2="8.315cm">
          <text:p/>
        </draw:line>
        <draw:frame draw:style-name="gr7" draw:text-style-name="P10" draw:layer="layout" svg:width="2.475cm" svg:height="0.962cm" svg:x="4.203cm" svg:y="6.749cm">
          <draw:text-box>
            <text:p><text:span text:style-name="T4">Pop(S)</text:span></text:p>
          </draw:text-box>
        </draw:frame>
        <draw:frame draw:style-name="gr31" draw:text-style-name="P10" draw:layer="layout" svg:width="6.463cm" svg:height="0.962cm" svg:x="3.062cm" svg:y="9.198cm">
          <draw:text-box>
            <text:p><text:span text:style-name="T4">Pop(S) also has O(1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  <text:list>
                  <text:list-item>
                    <text:p><text:span text:style-name="T18">Empty stack</text:span></text:p>
                  </text:list-item>
                </text:list>
              </text:list-item>
            </text:list>
          </draw:text-box>
        </draw:frame>
        <draw:custom-shape draw:style-name="gr30" draw:text-style-name="P14" draw:layer="layout" svg:width="2.54cm" svg:height="7.896cm" svg:x="13.335cm" svg:y="4.994cm">
          <text:p/>
          <draw:enhanced-geometry svg:viewBox="0 0 21600 21600" draw:mirror-horizontal="false" draw:mirror-vertical="true" draw:text-areas="0 ?f0 21600 21600" draw:type="up-arrow-callout" draw:modifiers="16885.6243441763 8092.56198347107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20" draw:layer="layout" svg:width="1.594cm" svg:height="0.962cm" svg:x="13.97cm" svg:y="12.899cm">
          <draw:text-box>
            <text:p><text:span text:style-name="T19">Null</text:span></text:p>
          </draw:text-box>
        </draw:frame>
        <draw:frame draw:style-name="gr20" draw:text-style-name="P25" draw:layer="layout" svg:width="6.111cm" svg:height="0.962cm" svg:x="16.563cm" svg:y="5.112cm">
          <draw:text-box>
            <text:p><text:span text:style-name="T22">Header of the Stack</text:span></text:p>
          </draw:text-box>
        </draw:frame>
        <draw:line draw:style-name="gr4" draw:text-style-name="P9" draw:layer="layout" svg:x1="2.567cm" svg:y1="8.315cm" svg:x2="8.917cm" svg:y2="8.315cm">
          <text:p/>
        </draw:line>
        <draw:frame draw:style-name="gr7" draw:text-style-name="P10" draw:layer="layout" svg:width="2.475cm" svg:height="0.962cm" svg:x="4.203cm" svg:y="6.749cm">
          <draw:text-box>
            <text:p><text:span text:style-name="T4">Pop(S)</text:span></text:p>
          </draw:text-box>
        </draw:frame>
        <draw:frame draw:style-name="gr31" draw:text-style-name="P10" draw:layer="layout" svg:width="6.463cm" svg:height="0.962cm" svg:x="3.062cm" svg:y="9.198cm">
          <draw:text-box>
            <text:p><text:span text:style-name="T4">Pop(S) also has O(1)</text:span></text:p>
          </draw:text-box>
        </draw:frame>
        <draw:frame draw:style-name="gr32" draw:text-style-name="P24" draw:layer="layout" svg:width="4.452cm" svg:height="0.962cm" svg:x="3.81cm" svg:y="10.468cm">
          <draw:text-box>
            <text:p>LIFO in action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</text:list-item>
            </text:list>
          </draw:text-box>
        </draw:frame>
        <draw:custom-shape draw:style-name="gr10" draw:text-style-name="P14" draw:layer="layout" svg:width="2.54cm" svg:height="1.905cm" svg:x="13.335cm" svg:y="4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20" draw:layer="layout" svg:width="1.594cm" svg:height="0.962cm" svg:x="13.97cm" svg:y="12.899cm">
          <draw:text-box>
            <text:p><text:span text:style-name="T19">Null</text:span></text:p>
          </draw:text-box>
        </draw:frame>
        <draw:custom-shape draw:style-name="gr10" draw:text-style-name="P14" draw:layer="layout" svg:width="2.54cm" svg:height="1.905cm" svg:x="13.336cm" svg:y="6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6.848cm">
          <draw:text-box>
            <text:p><text:span text:style-name="T15">Z</text:span></text:p>
          </draw:text-box>
        </draw:frame>
        <draw:custom-shape draw:style-name="gr10" draw:text-style-name="P14" draw:layer="layout" svg:width="2.54cm" svg:height="1.905cm" svg:x="13.337cm" svg:y="8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0" draw:text-style-name="P14" draw:layer="layout" svg:width="2.54cm" svg:height="1.905cm" svg:x="13.338cm" svg:y="10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8.949cm">
          <draw:text-box>
            <text:p><text:span text:style-name="T15">Y</text:span></text:p>
          </draw:text-box>
        </draw:frame>
        <draw:frame draw:style-name="gr11" draw:text-style-name="P15" draw:layer="layout" svg:width="2.54cm" svg:height="0.683cm" svg:x="14.235cm" svg:y="10.85cm">
          <draw:text-box>
            <text:p><text:span text:style-name="T15">X</text:span></text:p>
          </draw:text-box>
        </draw:frame>
        <draw:frame draw:style-name="gr20" draw:text-style-name="P25" draw:layer="layout" svg:width="6.111cm" svg:height="0.962cm" svg:x="16.563cm" svg:y="5.112cm">
          <draw:text-box>
            <text:p><text:span text:style-name="T22">Header of the Stack</text:span></text:p>
          </draw:text-box>
        </draw:frame>
        <draw:line draw:style-name="gr4" draw:text-style-name="P9" draw:layer="layout" svg:x1="2.567cm" svg:y1="8.315cm" svg:x2="8.917cm" svg:y2="8.315cm">
          <text:p/>
        </draw:line>
        <draw:frame draw:style-name="gr8" draw:text-style-name="P10" draw:layer="layout" svg:width="2.382cm" svg:height="0.962cm" svg:x="4.203cm" svg:y="8.749cm">
          <draw:text-box>
            <text:p><text:span text:style-name="T4">Top(S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13">Implementation </text:span><text:span text:style-name="T13">approaches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(Singly-)Linked-list</text:span></text:p>
              </text:list-item>
            </text:list>
          </draw:text-box>
        </draw:frame>
        <draw:custom-shape draw:style-name="gr10" draw:text-style-name="P14" draw:layer="layout" svg:width="2.54cm" svg:height="1.905cm" svg:x="13.335cm" svg:y="4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3.635cm" svg:y="4.847cm">
          <draw:text-box>
            <text:p><text:span text:style-name="T15">Element</text:span></text:p>
          </draw:text-box>
        </draw:frame>
        <draw:frame draw:style-name="gr12" draw:text-style-name="P20" draw:layer="layout" svg:width="1.594cm" svg:height="0.962cm" svg:x="13.97cm" svg:y="12.899cm">
          <draw:text-box>
            <text:p><text:span text:style-name="T19">Null</text:span></text:p>
          </draw:text-box>
        </draw:frame>
        <draw:custom-shape draw:style-name="gr10" draw:text-style-name="P14" draw:layer="layout" svg:width="2.54cm" svg:height="1.905cm" svg:x="13.336cm" svg:y="6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6.848cm">
          <draw:text-box>
            <text:p><text:span text:style-name="T15">Z</text:span></text:p>
          </draw:text-box>
        </draw:frame>
        <draw:custom-shape draw:style-name="gr10" draw:text-style-name="P14" draw:layer="layout" svg:width="2.54cm" svg:height="1.905cm" svg:x="13.337cm" svg:y="8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0" draw:text-style-name="P14" draw:layer="layout" svg:width="2.54cm" svg:height="1.905cm" svg:x="13.338cm" svg:y="10.985cm">
          <text:p/>
          <draw:enhanced-geometry svg:viewBox="0 0 21600 21600" draw:mirror-horizontal="false" draw:mirror-vertical="true" draw:text-areas="0 ?f0 21600 21600" draw:type="up-arrow-callout" draw:modifiers="16885.6243441763 8101.06257378985 3346.09571788413 9707.674144037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1" draw:text-style-name="P15" draw:layer="layout" svg:width="2.54cm" svg:height="0.683cm" svg:x="14.235cm" svg:y="8.949cm">
          <draw:text-box>
            <text:p><text:span text:style-name="T15">Y</text:span></text:p>
          </draw:text-box>
        </draw:frame>
        <draw:frame draw:style-name="gr11" draw:text-style-name="P15" draw:layer="layout" svg:width="2.54cm" svg:height="0.683cm" svg:x="14.235cm" svg:y="10.85cm">
          <draw:text-box>
            <text:p><text:span text:style-name="T15">X</text:span></text:p>
          </draw:text-box>
        </draw:frame>
        <draw:frame draw:style-name="gr20" draw:text-style-name="P25" draw:layer="layout" svg:width="6.111cm" svg:height="0.962cm" svg:x="16.563cm" svg:y="5.112cm">
          <draw:text-box>
            <text:p><text:span text:style-name="T22">Header of the Stack</text:span></text:p>
          </draw:text-box>
        </draw:frame>
        <draw:line draw:style-name="gr4" draw:text-style-name="P9" draw:layer="layout" svg:x1="2.567cm" svg:y1="8.315cm" svg:x2="8.917cm" svg:y2="8.315cm">
          <text:p/>
        </draw:line>
        <draw:frame draw:style-name="gr8" draw:text-style-name="P10" draw:layer="layout" svg:width="2.382cm" svg:height="0.962cm" svg:x="4.203cm" svg:y="8.749cm">
          <draw:text-box>
            <text:p><text:span text:style-name="T4">Top(S)</text:span></text:p>
          </draw:text-box>
        </draw:frame>
        <draw:frame draw:style-name="gr16" draw:text-style-name="P24" draw:layer="layout" svg:width="3.783cm" svg:height="0.962cm" svg:x="9.24cm" svg:y="6.919cm">
          <draw:text-box>
            <text:p>TopOfStack</text:p>
          </draw:text-box>
        </draw:fram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6">Fundamental </text:span><text:span text:style-name="T6">operations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ummary</text:p>
              </text:list-item>
            </text:list>
          </draw:text-box>
        </draw:frame>
        <draw:custom-shape draw:style-name="gr3" draw:text-style-name="P8" draw:layer="layout" svg:width="10.795cm" svg:height="5.715cm" svg:x="8.89cm" svg:y="5.08cm">
          <text:p text:style-name="P7"><text:span text:style-name="T7">Stack S</text:span></text:p>
          <draw:enhanced-geometry svg:viewBox="0 0 21600 21600" draw:type="rectangle" draw:enhanced-path="M 0 0 L 21600 0 21600 21600 0 21600 0 0 Z N"/>
        </draw:custom-shape>
        <draw:line draw:style-name="gr4" draw:text-style-name="P9" draw:layer="layout" svg:x1="19.685cm" svg:y1="8.255cm" svg:x2="26.035cm" svg:y2="8.255cm">
          <text:p/>
        </draw:line>
        <draw:frame draw:style-name="gr5" draw:text-style-name="P10" draw:layer="layout" svg:width="3.571cm" svg:height="0.962cm" svg:x="21.201cm" svg:y="6.749cm">
          <draw:text-box>
            <text:p><text:span text:style-name="T4">Push(X, S)</text:span></text:p>
          </draw:text-box>
        </draw:frame>
        <draw:line draw:style-name="gr4" draw:text-style-name="P9" draw:layer="layout" svg:x1="2.54cm" svg:y1="8.315cm" svg:x2="8.89cm" svg:y2="8.315cm">
          <text:p/>
        </draw:line>
        <draw:frame draw:style-name="gr7" draw:text-style-name="P10" draw:layer="layout" svg:width="2.475cm" svg:height="0.962cm" svg:x="4.202cm" svg:y="6.749cm">
          <draw:text-box>
            <text:p><text:span text:style-name="T4">Pop(S)</text:span></text:p>
          </draw:text-box>
        </draw:frame>
        <draw:frame draw:style-name="gr8" draw:text-style-name="P10" draw:layer="layout" svg:width="2.382cm" svg:height="0.962cm" svg:x="4.203cm" svg:y="8.949cm">
          <draw:text-box>
            <text:p><text:span text:style-name="T4">Top(S)</text:span></text:p>
          </draw:text-box>
        </draw:frame>
        <draw:frame draw:style-name="gr33" draw:text-style-name="P10" draw:layer="layout" svg:width="13.181cm" svg:height="0.962cm" svg:x="2.951cm" svg:y="11.726cm">
          <draw:text-box>
            <text:p><text:span text:style-name="T4">Push(X, S), Pop(S), and Top(S) all </text:span><text:span text:style-name="T4">have O(1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6">Up next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rray implementation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6">Up next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rray implementation</text:p>
              </text:list-item>
              <text:list-item>
                <text:p>Applications of the Stack ADT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6">Up next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rray implementation</text:p>
              </text:list-item>
              <text:list-item>
                <text:p>Applications of the Stack ADT</text:p>
                <text:list>
                  <text:list-item>
                    <text:p>Balancing symbols (Postfix, Infix notatio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<text:span text:style-name="T6">Up next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rray implementation</text:p>
              </text:list-item>
              <text:list-item>
                <text:p>Applications of the Stack ADT</text:p>
                <text:list>
                  <text:list-item>
                    <text:p>Balancing symbols (Postfix, Infix notations)</text:p>
                  </text:list-item>
                  <text:list-item>
                    <text:p>Handling function cal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Stack ADT – References</text:p>
          </draw:text-box>
        </draw:frame>
        <draw:frame presentation:style-name="pr5" draw:layer="layout" svg:width="27.305cm" svg:height="9.134cm" svg:x="0.635cm" svg:y="3.685cm" presentation:class="outline" presentation:user-transformed="true">
          <draw:text-box>
            <text:list text:style-name="L2">
              <text:list-item>
                <text:p text:style-name="P27"><text:span text:style-name="T23">Book:</text:span><text:span text:style-name="T24"> </text:span></text:p>
                <text:list>
                  <text:list-item>
                    <text:p text:style-name="P28"><text:span text:style-name="T25">Data structures and algorithm analysis in C by Mark Allen </text:span><text:span text:style-name="T25">Weiss</text:span></text:p>
                  </text:list-item>
                </text:list>
              </text:list-item>
              <text:list-item>
                <text:p text:style-name="P27"><text:span text:style-name="T23">Companion repository:</text:span></text:p>
                <text:list>
                  <text:list-item>
                    <text:p text:style-name="P28"><text:span text:style-name="T26"><text:a xlink:href="https://github.com/alianwaar73/dataStructuresC.git" xlink:type="simple">https://github.com/alianwaar73/dataStructuresC.git</text:a></text:span></text:p>
                  </text:list-item>
                </text:list>
              </text:list-item>
              <text:list-item>
                <text:p text:style-name="P27"><text:span text:style-name="T23">Contact:</text:span></text:p>
                <text:list>
                  <text:list-item>
                    <text:p text:style-name="P29"><text:span text:style-name="T9">Email: </text:span><text:span text:style-name="T9"><text:a xlink:href="mailto:ali.anwaar73@gmail.com" xlink:type="simple">ali.anwaar73@gmail.com</text:a></text:span><text:span text:style-name="T9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14:38:27.450948725</meta:creation-date>
    <dc:date>2025-06-17T01:00:38.495780333</dc:date>
    <meta:editing-duration>PT6H36M46S</meta:editing-duration>
    <meta:editing-cycles>19</meta:editing-cycles>
    <meta:generator>LibreOffice/24.2.7.2$Linux_X86_64 LibreOffice_project/420$Build-2</meta:generator>
    <meta:print-date>2025-06-16T17:52:58.874775313</meta:print-date>
    <meta:printed-by>PDF files</meta:printed-by>
    <meta:document-statistic meta:object-count="711"/>
  </office:meta>
</office:document-meta>
</file>